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B4900001036C089F565.svm"/>
  <manifest:file-entry manifest:media-type="" manifest:full-path="Pictures/2000000700005AF4000015D5BAF717A2.svm"/>
  <manifest:file-entry manifest:media-type="" manifest:full-path="Pictures/2000000700005B4900000B15C41B0AED.svm"/>
  <manifest:file-entry manifest:media-type="" manifest:full-path="Pictures/2000000700005B4900000B2BEFC7FBB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P1" style:family="paragraph" style:parent-style-name="Standard">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use-window-font-color="true"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list-style-name="">
      <style:paragraph-properties style:text-autospace="none"/>
    </style:style>
    <style:style style:name="P20" style:family="paragraph" style:parent-style-name="Standard" style:list-style-name="">
      <style:paragraph-properties style:text-autospace="none"/>
      <style:text-properties fo:color="#ffff40" style:font-name="Lucida Console" fo:font-size="9pt" style:font-name-asian="Lucida Console" style:font-size-asian="9pt" style:font-name-complex="Lucida Console" style:font-size-complex="9pt"/>
    </style:style>
    <style:style style:name="P21" style:family="paragraph" style:parent-style-name="Standard">
      <style:paragraph-properties fo:text-align="start" style:justify-single-word="false"/>
      <style:text-properties fo:color="#ffff40" style:font-name="Lucida Console" fo:font-size="9pt" style:font-name-asian="Lucida Console" style:font-size-asian="9pt" style:font-name-complex="Lucida Console" style:font-size-complex="9pt"/>
    </style:style>
    <style:style style:name="P22"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T1" style:family="text">
      <style:text-properties fo:color="#ffff40" style:font-name="Lucida Console" fo:font-size="9pt" style:font-name-asian="Lucida Console" style:font-size-asian="9pt" style:font-name-complex="Lucida Console" style:font-size-complex="9pt"/>
    </style:style>
    <style:style style:name="T2" style:family="text">
      <style:text-properties fo:color="#40ffff" style:font-name="Lucida Console" fo:font-size="9pt" style:font-name-asian="Lucida Console" style:font-size-asian="9pt" style:font-name-complex="Lucida Console" style:font-size-complex="9pt"/>
    </style:style>
    <style:style style:name="T3" style:family="text">
      <style:text-properties fo:color="#6060ff" style:font-name="Lucida Console" fo:font-size="9pt" style:font-name-asian="Lucida Console" style:font-size-asian="9pt" style:font-name-complex="Lucida Console" style:font-size-complex="9pt"/>
    </style:style>
    <style:style style:name="T4" style:family="text">
      <style:text-properties fo:color="#ff40ff"/>
    </style:style>
    <style:style style:name="T5" style:family="text">
      <style:text-properties fo:color="#ff40ff" style:font-name="Lucida Console" fo:font-size="9pt" style:font-name-asian="Lucida Console" style:font-size-asian="9pt" style:font-name-complex="Lucida Console" style:font-size-complex="9pt"/>
    </style:style>
    <style:style style:name="T6" style:family="text">
      <style:text-properties style:use-window-font-color="true"/>
    </style:style>
    <style:style style:name="T7" style:family="text">
      <style:text-properties style:use-window-font-color="true" style:font-name="Lucida Console" fo:font-size="9pt" style:font-name-asian="Lucida Console" style:font-size-asian="9pt" style:font-name-complex="Lucida Console" style:font-size-complex="9pt"/>
    </style:style>
    <style:style style:name="T8" style:family="text">
      <style:text-properties fo:color="#40ff40" style:font-name="Lucida Console" fo:font-size="9pt" style:font-name-asian="Lucida Console" style:font-size-asian="9pt" style:font-name-complex="Lucida Console" style:font-size-complex="9pt"/>
    </style:style>
    <style:style style:name="T9" style:family="text">
      <style:text-properties fo:color="#ff4040" style:font-name="Lucida Console" fo:font-size="9pt" style:font-name-asian="Lucida Console" style:font-size-asian="9pt" style:font-name-complex="Lucida Console" style:font-size-complex="9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Project 2</text:p>
      <text:p text:style-name="P7">Hanoi Towers</text:p>
      <text:p text:style-name="P7"/>
      <text:p text:style-name="P7"/>
      <text:p text:style-name="P7"/>
      <text:p text:style-name="P7"/>
      <text:p text:style-name="P7"/>
      <text:p text:style-name="P7"/>
      <text:p text:style-name="P7"/>
      <text:p text:style-name="P7"/>
      <text:p text:style-name="P7"/>
      <text:p text:style-name="P7"/>
      <text:p text:style-name="P8">CIS-17C </text:p>
      <text:p text:style-name="P8">Section 42102</text:p>
      <text:p text:style-name="P8">Michael Risher</text:p>
      <text:p text:style-name="P8">May 10, 2016</text:p>
      <text:p text:style-name="P22">I. Introduction:</text:p>
      <text:p text:style-name="P3"/>
      <text:p text:style-name="P9">Title: Hanoi Towers</text:p>
      <text:p text:style-name="P9"/>
      <text:p text:style-name="P11">A Text based version of Hanoi towers</text:p>
      <text:p text:style-name="P11"/>
      <text:p text:style-name="P14"/>
      <text:p text:style-name="P12">II. Summary</text:p>
      <text:p text:style-name="P13"/>
      <text:p text:style-name="P11">Project lines of code: 389 ( Using the stl library )</text:p>
      <text:p text:style-name="P11"/>
      <text:p text:style-name="P15"><text:tab/>This program is the game of Hanoi Towers a logic based game. Where the objective is to move all the disks off the leftmost tower to the rightmost tower. However you can not move a bigger disk onto a smaller disk. In order to do this you are given a spare pole to put disks onto. This game does keep track of your score by counting the number of moves it takes to completely move the tower.</text:p>
      <text:p text:style-name="P15"/>
      <text:p text:style-name="P12">III. Instructions</text:p>
      <text:p text:style-name="P13"/>
      <text:p text:style-name="P15"><text:tab/>It is strongly recommended to run this project in netbeans external terminal since it has console colors. The game begins by asking how many disks you want to play with.</text:p>
      <text:p text:style-name="P15"><draw:frame draw:style-name="fr1" draw:name="graphics1" text:anchor-type="paragraph" svg:width="6.9252in" svg:height="0.8472in" draw:z-index="0"><draw:image xlink:href="Pictures/2000000700005B4900000B2BEFC7FBB0.svm" xlink:type="simple" xlink:show="embed" xlink:actuate="onLoad"/></draw:frame></text:p>
      <text:p text:style-name="P15">You will then be asked if you want to go in guided mode, which will tell you the correct steps for a perfect game. It is not recommended if you have a large number of disks such as 64 unless you want to wait for a hundred years.</text:p>
      <text:p text:style-name="P15"><draw:frame draw:style-name="fr1" draw:name="graphics2" text:anchor-type="paragraph" svg:width="6.9252in" svg:height="0.8402in" draw:z-index="1"><draw:image xlink:href="Pictures/2000000700005B4900000B15C41B0AED.svm" xlink:type="simple" xlink:show="embed" xlink:actuate="onLoad"/></draw:frame></text:p>
      <text:p text:style-name="P15">The the game will then begin, and you will see the poles in a vertical layout with alphabetical names. The disks size are denoted by numbers, one being the smallest disk. It will then ask you to enter the character of the pole you want to move from and then where you want to move it. These can be uppercase or lowercase. Should you want to exit the game cleanly anytime during the game put z as the destination pole.</text:p>
      <text:p text:style-name="P15"><draw:frame draw:style-name="fr1" draw:name="graphics3" text:anchor-type="paragraph" svg:width="6.9252in" svg:height="1.6626in" draw:z-index="2"><draw:image xlink:href="Pictures/2000000700005AF4000015D5BAF717A2.svm"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Once you win the game it will display your scores and will ask you if you want to play again</text:p>
      <text:p text:style-name="P15"><draw:frame draw:style-name="fr1" draw:name="graphics4" text:anchor-type="paragraph" svg:width="6.9252in" svg:height="1.2299in" draw:z-index="3"><draw:image xlink:href="Pictures/2000000700005B4900001036C089F565.svm" xlink:type="simple" xlink:show="embed" xlink:actuate="onLoad"/></draw:frame></text:p>
      <text:p text:style-name="P16">IV. Covered Topics:</text:p>
      <text:p text:style-name="P17"/>
      <text:p text:style-name="P17">Here are the covered topics and their location in the code</text:p>
      <table:table table:name="Table1" table:style-name="Table1">
        <table:table-column table:style-name="Table1.A"/>
        <table:table-column table:style-name="Table1.B"/>
        <table:table-row>
          <table:table-cell table:style-name="Table1.A1" office:value-type="string">
            <text:p text:style-name="P17">Map ( name data pair )</text:p>
          </table:table-cell>
          <table:table-cell table:style-name="Table1.B1" office:value-type="string">
            <text:p text:style-name="P17">Game.h:32</text:p>
          </table:table-cell>
        </table:table-row>
        <table:table-row>
          <table:table-cell table:style-name="Table1.A2" office:value-type="string">
            <text:p text:style-name="P17">Set ( unduplicated list )</text:p>
          </table:table-cell>
          <table:table-cell table:style-name="Table1.B2" office:value-type="string">
            <text:p text:style-name="P17">Game.h:28</text:p>
          </table:table-cell>
        </table:table-row>
        <table:table-row>
          <table:table-cell table:style-name="Table1.A2" office:value-type="string">
            <text:p text:style-name="P17">List</text:p>
          </table:table-cell>
          <table:table-cell table:style-name="Table1.B2" office:value-type="string">
            <text:p text:style-name="P17">Game.h:38</text:p>
          </table:table-cell>
        </table:table-row>
        <table:table-row>
          <table:table-cell table:style-name="Table1.A2" office:value-type="string">
            <text:p text:style-name="P17">Stack ( or a queue )</text:p>
          </table:table-cell>
          <table:table-cell table:style-name="Table1.B2" office:value-type="string">
            <text:p text:style-name="P17">Used Queue</text:p>
          </table:table-cell>
        </table:table-row>
        <table:table-row>
          <table:table-cell table:style-name="Table1.A2" office:value-type="string">
            <text:p text:style-name="P17">Queue ( or a stack )</text:p>
          </table:table-cell>
          <table:table-cell table:style-name="Table1.B2" office:value-type="string">
            <text:p text:style-name="P17">Game.h:39</text:p>
          </table:table-cell>
        </table:table-row>
        <table:table-row>
          <table:table-cell table:style-name="Table1.A2" office:value-type="string">
            <text:p text:style-name="P17">Algorithms → Sorting</text:p>
          </table:table-cell>
          <table:table-cell table:style-name="Table1.B2" office:value-type="string">
            <text:p text:style-name="P17">Game.h:210</text:p>
          </table:table-cell>
        </table:table-row>
        <table:table-row>
          <table:table-cell table:style-name="Table1.A2" office:value-type="string">
            <text:p text:style-name="P17">Iterators</text:p>
          </table:table-cell>
          <table:table-cell table:style-name="Table1.B2" office:value-type="string">
            <text:p text:style-name="P17">Game.h:65, Game.h:67, Game.h:75</text:p>
          </table:table-cell>
        </table:table-row>
      </table:table>
      <text:p text:style-name="P4"/>
      <text:p text:style-name="P4">IV. Pseudocode:</text:p>
      <text:p text:style-name="P4"/>
      <text:p text:style-name="P18">:start</text:p>
      <text:p text:style-name="P18">ask for number of disks</text:p>
      <text:p text:style-name="P18">:rungame</text:p>
      <text:p text:style-name="P18">ask for guided mode</text:p>
      <text:p text:style-name="P18">if true</text:p>
      <text:p text:style-name="P18"><text:tab/>compute moves</text:p>
      <text:p text:style-name="P18">:gameloop</text:p>
      <text:p text:style-name="P18"><text:tab/>print tower</text:p>
      <text:p text:style-name="P18"><text:tab/>ask for source pole</text:p>
      <text:p text:style-name="P18"><text:tab/>ask for destination pole</text:p>
      <text:p text:style-name="P18"><text:tab/><text:tab/>if equals z goto exit</text:p>
      <text:p text:style-name="P18"><text:tab/>calculate if legal move</text:p>
      <text:p text:style-name="P18"><text:tab/><text:tab/>true</text:p>
      <text:p text:style-name="P18"><text:soft-page-break/><text:tab/><text:tab/><text:tab/>move the disk</text:p>
      <text:p text:style-name="P18"><text:tab/><text:tab/>false display invalid input move nothing</text:p>
      <text:p text:style-name="P18"><text:tab/>check if we won the game</text:p>
      <text:p text:style-name="P18"><text:tab/><text:tab/>if won</text:p>
      <text:p text:style-name="P18"><text:tab/><text:tab/><text:tab/>print towers</text:p>
      <text:p text:style-name="P18"><text:tab/><text:tab/><text:tab/>save and display score</text:p>
      <text:p text:style-name="P18"><text:tab/><text:tab/><text:tab/>ask for play again</text:p>
      <text:p text:style-name="P18"><text:tab/><text:tab/><text:tab/>if true goto rungame<text:tab/></text:p>
      <text:p text:style-name="P18"><text:tab/><text:tab/>else goto gameloop</text:p>
      <text:p text:style-name="P18">:exit</text:p>
      <text:p text:style-name="P2"/>
      <text:p text:style-name="P2">IV. Code:</text:p>
      <text:p text:style-name="P10"/>
      <text:p text:style-name="P10">Main.cpp</text:p>
      <text:p text:style-name="P21"/>
      <text:p text:style-name="P19"><text:span text:style-name="T1"><text:s/>16 </text:span><text:span text:style-name="T3">#include </text:span><text:span text:style-name="T5">&lt;cstdlib&gt;</text:span></text:p>
      <text:p text:style-name="P19"><text:span text:style-name="T1"><text:s/>17 </text:span><text:span text:style-name="T3">#include </text:span><text:span text:style-name="T5">&lt;iostream&gt;</text:span></text:p>
      <text:p text:style-name="P19"><text:span text:style-name="T1"><text:s/>18 </text:span><text:span text:style-name="T3">#include </text:span><text:span text:style-name="T5">&lt;cstdio&gt;</text:span></text:p>
      <text:p text:style-name="P19"><text:span text:style-name="T1"><text:s/>19 </text:span><text:span text:style-name="T3">#include </text:span><text:span text:style-name="T5">&lt;string.h&gt;</text:span></text:p>
      <text:p text:style-name="P19"><text:span text:style-name="T1"><text:s/>20 </text:span><text:span text:style-name="T3">#include</text:span><text:span text:style-name="T5">&lt;limits&gt;</text:span></text:p>
      <text:p text:style-name="P20"><text:s/>21</text:p>
      <text:p text:style-name="P19"><text:span text:style-name="T1"><text:s/>22 </text:span><text:span text:style-name="T3">#include </text:span><text:span text:style-name="T5">"Game.h"</text:span></text:p>
      <text:p text:style-name="P20"><text:s/>23</text:p>
      <text:p text:style-name="P19"><text:span text:style-name="T1"><text:s/>24 using</text:span><text:span text:style-name="T7"> </text:span><text:span text:style-name="T8">namespace</text:span><text:span text:style-name="T7"> std;</text:span></text:p>
      <text:p text:style-name="P20"><text:s/>25</text:p>
      <text:p text:style-name="P19"><text:span text:style-name="T1"><text:s/>26 </text:span><text:span text:style-name="T8">void</text:span><text:span text:style-name="T7"> runGame( Game* game );</text:span></text:p>
      <text:p text:style-name="P19"><text:span text:style-name="T1"><text:s/>27 </text:span><text:span text:style-name="T8">void</text:span><text:span text:style-name="T7"> won( Game* );</text:span></text:p>
      <text:p text:style-name="P19"><text:span text:style-name="T1"><text:s/>28 </text:span><text:span text:style-name="T8">void</text:span><text:span text:style-name="T7"> clear();</text:span></text:p>
      <text:p text:style-name="P20"><text:s/>29</text:p>
      <text:p text:style-name="P19"><text:span text:style-name="T1"><text:s/>30 </text:span><text:span text:style-name="T8">int</text:span><text:span text:style-name="T7"> main( </text:span><text:span text:style-name="T8">int</text:span><text:span text:style-name="T7"> argc, </text:span><text:span text:style-name="T8">char</text:span><text:span text:style-name="T7">** argv ) {</text:span></text:p>
      <text:p text:style-name="P19"><text:span text:style-name="T1"><text:s/>31 </text:span><text:span text:style-name="T7"><text:s text:c="4"/>cout &lt;&lt; </text:span><text:span text:style-name="T5">"</text:span><text:span text:style-name="T9">\033</text:span><text:span text:style-name="T5">[41m"</text:span><text:span text:style-name="T7"> &lt;&lt; </text:span><text:span text:style-name="T5">"~~ For best results run in external terminal ~~"</text:span><text:span text:style-name="T7"> &lt;&lt; </text:span><text:span text:style-name="T5">"</text:span><text:span text:style-name="T9">\033</text:span><text:span text:style-name="T5">[49m </text:span><text:span text:style-name="T9">\n\n</text:span><text:span text:style-name="T5">"</text:span><text:span text:style-name="T7">;</text:span></text:p>
      <text:p text:style-name="P19"><text:span text:style-name="T1"><text:s/>32 </text:span><text:span text:style-name="T7"><text:s text:c="4"/></text:span><text:span text:style-name="T8">int</text:span><text:span text:style-name="T7"> inInt = </text:span><text:span text:style-name="T5">2</text:span><text:span text:style-name="T7">;</text:span></text:p>
      <text:p text:style-name="P19"><text:span text:style-name="T1"><text:s/>33 </text:span><text:span text:style-name="T7"><text:s text:c="4"/>printf( </text:span><text:span text:style-name="T5">"Enter number of disks: "</text:span><text:span text:style-name="T7"> );</text:span></text:p>
      <text:p text:style-name="P19"><text:span text:style-name="T1"><text:s/>34 </text:span><text:span text:style-name="T7"><text:s text:c="4"/>cin &gt;&gt; inInt;</text:span></text:p>
      <text:p text:style-name="P19"><text:span text:style-name="T1"><text:s/>35 </text:span><text:span text:style-name="T7"><text:s text:c="4"/>cin.ignore();</text:span></text:p>
      <text:p text:style-name="P19"><text:span text:style-name="T1"><text:s/>36 </text:span><text:span text:style-name="T7"><text:s text:c="4"/>Game *game = </text:span><text:span text:style-name="T1">new</text:span><text:span text:style-name="T7"> Game( inInt );</text:span></text:p>
      <text:p text:style-name="P19"><text:span text:style-name="T1"><text:s/>37 </text:span><text:span text:style-name="T7"><text:s text:c="4"/>runGame( game );</text:span></text:p>
      <text:p text:style-name="P19"><text:span text:style-name="T1"><text:s/>38 </text:span><text:span text:style-name="T7"><text:s text:c="4"/></text:span><text:span text:style-name="T1">delete</text:span><text:span text:style-name="T7"> game;</text:span></text:p>
      <text:p text:style-name="P19"><text:span text:style-name="T1"><text:s/>39 </text:span><text:span text:style-name="T7"><text:s text:c="4"/></text:span><text:span text:style-name="T1">return</text:span><text:span text:style-name="T7"> </text:span><text:span text:style-name="T5">0</text:span><text:span text:style-name="T7">;</text:span></text:p>
      <text:p text:style-name="P19"><text:span text:style-name="T1"><text:s/>40 </text:span><text:span text:style-name="T7">}</text:span></text:p>
      <text:p text:style-name="P20"><text:s/>41</text:p>
      <text:p text:style-name="P19"><text:span text:style-name="T1"><text:s/>42 </text:span><text:span text:style-name="T8">void</text:span><text:span text:style-name="T7"> runGame( Game* game ){</text:span></text:p>
      <text:p text:style-name="P19"><text:span text:style-name="T1"><text:s/>43 </text:span><text:span text:style-name="T7"><text:s text:c="4"/></text:span><text:span text:style-name="T8">bool</text:span><text:span text:style-name="T7"> isRunning = </text:span><text:span text:style-name="T5">true</text:span><text:span text:style-name="T7">;</text:span></text:p>
      <text:p text:style-name="P19"><text:span text:style-name="T1"><text:s/>44 </text:span><text:span text:style-name="T7"><text:s text:c="4"/></text:span><text:span text:style-name="T8">char</text:span><text:span text:style-name="T7"> inChar;</text:span></text:p>
      <text:p text:style-name="P19"><text:span text:style-name="T1"><text:s/>45 </text:span><text:span text:style-name="T7"><text:s text:c="4"/>string inStr;</text:span></text:p>
      <text:p text:style-name="P19"><text:span text:style-name="T1"><text:s/>46 </text:span><text:span text:style-name="T7"><text:s text:c="4"/></text:span><text:span text:style-name="T1">do</text:span><text:span text:style-name="T7"> {</text:span></text:p>
      <text:p text:style-name="P19"><text:span text:style-name="T1"><text:s/>47 </text:span><text:span text:style-name="T7"><text:s text:c="8"/>printf( </text:span><text:span text:style-name="T5">"Follow along mode? (y or n): "</text:span><text:span text:style-name="T7">);</text:span></text:p>
      <text:p text:style-name="P19"><text:span text:style-name="T1"><text:s/>48 </text:span><text:span text:style-name="T7"><text:s text:c="8"/>getline( cin, inStr );</text:span></text:p>
      <text:p text:style-name="P19"><text:span text:style-name="T1"><text:s/>49 </text:span><text:span text:style-name="T7"><text:s text:c="4"/>} </text:span><text:span text:style-name="T1">while</text:span><text:span text:style-name="T7">( inStr.compare( </text:span><text:span text:style-name="T5">"y"</text:span><text:span text:style-name="T7"> ) != </text:span><text:span text:style-name="T5">0</text:span><text:span text:style-name="T7"> &amp;&amp; inStr.compare( </text:span><text:span text:style-name="T5">"n"</text:span><text:span text:style-name="T7"> ) != </text:span><text:span text:style-name="T5">0</text:span><text:span text:style-name="T7"> );</text:span></text:p>
      <text:p text:style-name="P19"><text:span text:style-name="T1"><text:s/>50 </text:span><text:span text:style-name="T7"><text:s text:c="4"/></text:span><text:span text:style-name="T1">if</text:span><text:span text:style-name="T7">( inStr.compare( </text:span><text:span text:style-name="T5">"y"</text:span><text:span text:style-name="T7"> ) == </text:span><text:span text:style-name="T5">0</text:span><text:span text:style-name="T7"> ){</text:span></text:p>
      <text:p text:style-name="P19"><text:span text:style-name="T1"><text:s/>51 </text:span><text:span text:style-name="T7"><text:s text:c="8"/>game-&gt;setGuided( </text:span><text:span text:style-name="T5">true</text:span><text:span text:style-name="T7"> );</text:span></text:p>
      <text:p text:style-name="P19"><text:span text:style-name="T1"><text:s/>52 </text:span><text:span text:style-name="T7"><text:s text:c="4"/>}</text:span></text:p>
      <text:p text:style-name="P19"><text:span text:style-name="T1"><text:s/>53 </text:span><text:span text:style-name="T7"><text:s text:c="4"/>clear();</text:span></text:p>
      <text:p text:style-name="P19"><text:span text:style-name="T1"><text:s/>54 </text:span><text:span text:style-name="T7"><text:s text:c="4"/></text:span><text:span text:style-name="T1">while</text:span><text:span text:style-name="T7">( isRunning ){</text:span></text:p>
      <text:p text:style-name="P19"><text:span text:style-name="T1"><text:s/>55 </text:span><text:span text:style-name="T7"><text:s text:c="8"/>game-&gt;print();</text:span></text:p>
      <text:p text:style-name="P19"><text:span text:style-name="T1"><text:s/>56 </text:span><text:span text:style-name="T7"><text:s text:c="8"/>cout &lt;&lt; endl;</text:span></text:p>
      <text:p text:style-name="P19"><text:span text:style-name="T1"><text:s/>57 </text:span><text:span text:style-name="T7"><text:s text:c="8"/></text:span><text:span text:style-name="T1">if</text:span><text:span text:style-name="T7">( game-&gt;isGuided() ){</text:span></text:p>
      <text:p text:style-name="P19"><text:span text:style-name="T1"><text:s/>58 </text:span><text:span text:style-name="T7"><text:s text:c="12"/>pair&lt;</text:span><text:span text:style-name="T8">char</text:span><text:span text:style-name="T7">, </text:span><text:span text:style-name="T8">char</text:span><text:span text:style-name="T7">&gt; move = game-&gt;pop();</text:span></text:p>
      <text:p text:style-name="P19"><text:span text:style-name="T1"><text:s/>59 </text:span><text:span text:style-name="T7"><text:s text:c="12"/>cout &lt;&lt; </text:span><text:span text:style-name="T5">"Perfect move is "</text:span><text:span text:style-name="T7"> &lt;&lt; move.first &lt;&lt; </text:span><text:span text:style-name="T5">" to "</text:span><text:span text:style-name="T7"> &lt;&lt; move.second &lt;&lt; endl;</text:span></text:p>
      <text:p text:style-name="P19"><text:span text:style-name="T1"><text:s/>60 </text:span><text:span text:style-name="T7"><text:s text:c="8"/>}</text:span></text:p>
      <text:p text:style-name="P19"><text:span text:style-name="T1"><text:s/>61 </text:span><text:span text:style-name="T7"><text:s text:c="8"/>printf( </text:span><text:span text:style-name="T5">"Enter the letters of the poles you want to move.</text:span><text:span text:style-name="T9">\n</text:span><text:span text:style-name="T5">"</text:span><text:span text:style-name="T7">);</text:span></text:p>
      <text:p text:style-name="P19"><text:span text:style-name="T1"><text:s/>62 </text:span><text:span text:style-name="T7"><text:s text:c="8"/>printf( </text:span><text:span text:style-name="T5">"Source ( char ): "</text:span><text:span text:style-name="T7"> );</text:span></text:p>
      <text:p text:style-name="P19"><text:span text:style-name="T1"><text:s/>63 </text:span><text:span text:style-name="T7"><text:s text:c="8"/>getline( cin, inStr );</text:span></text:p>
      <text:p text:style-name="P19"><text:span text:style-name="T1"><text:s/>64 </text:span><text:span text:style-name="T2">// <text:s text:c="5"/>cin.get( inChar );</text:span></text:p>
      <text:p text:style-name="P19"><text:span text:style-name="T1"><text:s/>65 </text:span><text:span text:style-name="T7"><text:s text:c="8"/>printf( </text:span><text:span text:style-name="T5">"Destination ( char ): "</text:span><text:span text:style-name="T7"> );</text:span></text:p>
      <text:p text:style-name="P19"><text:soft-page-break/><text:span text:style-name="T1"><text:s/>66 </text:span><text:span text:style-name="T7"><text:s text:c="8"/>string temp;</text:span></text:p>
      <text:p text:style-name="P19"><text:span text:style-name="T1"><text:s/>67 </text:span><text:span text:style-name="T2">// <text:s text:c="5"/>cin.ignore();</text:span></text:p>
      <text:p text:style-name="P19"><text:span text:style-name="T1"><text:s/>68 </text:span><text:span text:style-name="T7"><text:s text:c="8"/>getline( cin, temp );</text:span></text:p>
      <text:p text:style-name="P19"><text:span text:style-name="T1"><text:s/>69 </text:span><text:span text:style-name="T2">// <text:s text:c="5"/>cin.get( temp );</text:span></text:p>
      <text:p text:style-name="P19"><text:span text:style-name="T1"><text:s/>70 </text:span><text:span text:style-name="T7"><text:s text:c="8"/></text:span><text:span text:style-name="T1">if</text:span><text:span text:style-name="T7">( !game-&gt;move( inStr[</text:span><text:span text:style-name="T5">0</text:span><text:span text:style-name="T7">], temp[</text:span><text:span text:style-name="T5">0</text:span><text:span text:style-name="T7">] ) ){</text:span></text:p>
      <text:p text:style-name="P19"><text:span text:style-name="T1"><text:s/>71 </text:span><text:span text:style-name="T7"><text:s text:c="12"/></text:span><text:span text:style-name="T2">//invalid move</text:span></text:p>
      <text:p text:style-name="P19"><text:span text:style-name="T1"><text:s/>72 </text:span><text:span text:style-name="T7"><text:s text:c="12"/>cout &lt;&lt; </text:span><text:span text:style-name="T5">"Can not move that disk</text:span><text:span text:style-name="T9">\n</text:span><text:span text:style-name="T5">"</text:span><text:span text:style-name="T7">;</text:span></text:p>
      <text:p text:style-name="P19"><text:span text:style-name="T1"><text:s/>73 </text:span><text:span text:style-name="T7"><text:s text:c="12"/></text:span><text:span text:style-name="T1">if</text:span><text:span text:style-name="T7">( temp[</text:span><text:span text:style-name="T5">0</text:span><text:span text:style-name="T7">] == </text:span><text:span text:style-name="T5">'z'</text:span><text:span text:style-name="T7"> ){</text:span></text:p>
      <text:p text:style-name="P19"><text:span text:style-name="T1"><text:s/>74 </text:span><text:span text:style-name="T7"><text:s text:c="16"/>isRunning = </text:span><text:span text:style-name="T5">false</text:span><text:span text:style-name="T7">;</text:span></text:p>
      <text:p text:style-name="P19"><text:span text:style-name="T1"><text:s/>75 </text:span><text:span text:style-name="T7"><text:s text:c="12"/>}</text:span></text:p>
      <text:p text:style-name="P19"><text:span text:style-name="T1"><text:s/>76 </text:span><text:span text:style-name="T7"><text:s text:c="8"/>}</text:span></text:p>
      <text:p text:style-name="P19"><text:span text:style-name="T1"><text:s/>77 </text:span><text:span text:style-name="T7"><text:s text:c="8"/>clear();</text:span></text:p>
      <text:p text:style-name="P19"><text:span text:style-name="T1"><text:s/>78 </text:span><text:span text:style-name="T7"><text:s text:c="8"/></text:span><text:span text:style-name="T2">//check if we won</text:span></text:p>
      <text:p text:style-name="P19"><text:span text:style-name="T1"><text:s/>79 </text:span><text:span text:style-name="T7"><text:s text:c="8"/></text:span><text:span text:style-name="T1">if</text:span><text:span text:style-name="T7">( game-&gt;won() ){</text:span></text:p>
      <text:p text:style-name="P19"><text:span text:style-name="T1"><text:s/>80 </text:span><text:span text:style-name="T7"><text:s text:c="12"/>game-&gt;print();</text:span></text:p>
      <text:p text:style-name="P19"><text:span text:style-name="T1"><text:s/>81 </text:span><text:span text:style-name="T7"><text:s text:c="12"/>cout &lt;&lt; </text:span><text:span text:style-name="T5">"</text:span><text:span text:style-name="T9">\n</text:span><text:span text:style-name="T5">You won!</text:span><text:span text:style-name="T9">\n</text:span><text:span text:style-name="T5">In "</text:span><text:span text:style-name="T7"> &lt;&lt; game-&gt;getMoves() &lt;&lt; </text:span><text:span text:style-name="T5">" moves.</text:span><text:span text:style-name="T9">\n</text:span><text:span text:style-name="T5">"</text:span><text:span text:style-name="T7">;</text:span></text:p>
      <text:p text:style-name="P19"><text:span text:style-name="T1"><text:s/>82 </text:span><text:span text:style-name="T7"><text:s text:c="12"/>isRunning = </text:span><text:span text:style-name="T5">false</text:span><text:span text:style-name="T7">;</text:span></text:p>
      <text:p text:style-name="P19"><text:span text:style-name="T1"><text:s/>83 </text:span><text:span text:style-name="T7"><text:s text:c="12"/></text:span><text:span text:style-name="T1">if</text:span><text:span text:style-name="T7">( !game-&gt;isGuided() ){</text:span></text:p>
      <text:p text:style-name="P19"><text:span text:style-name="T1"><text:s/>84 </text:span><text:span text:style-name="T7"><text:s text:c="16"/>game-&gt;save();</text:span></text:p>
      <text:p text:style-name="P19"><text:span text:style-name="T1"><text:s/>85 </text:span><text:span text:style-name="T7"><text:s text:c="16"/>game-&gt;displayScores();</text:span></text:p>
      <text:p text:style-name="P19"><text:span text:style-name="T1"><text:s/>86 </text:span><text:span text:style-name="T7"><text:s text:c="12"/>}</text:span></text:p>
      <text:p text:style-name="P19"><text:span text:style-name="T1"><text:s/>87 </text:span><text:span text:style-name="T7"><text:s text:c="12"/>won( game );</text:span></text:p>
      <text:p text:style-name="P19"><text:span text:style-name="T1"><text:s/>88 </text:span><text:span text:style-name="T7"><text:s text:c="8"/>}</text:span></text:p>
      <text:p text:style-name="P20"><text:s/>89</text:p>
      <text:p text:style-name="P19"><text:span text:style-name="T1"><text:s/>90 </text:span><text:span text:style-name="T2">// <text:s text:c="5"/>cout &lt;&lt; inChar &lt;&lt; ", " &lt;&lt; temp;</text:span></text:p>
      <text:p text:style-name="P19"><text:span text:style-name="T1"><text:s/>91 </text:span><text:span text:style-name="T7"><text:s text:c="4"/>}</text:span></text:p>
      <text:p text:style-name="P19"><text:span text:style-name="T1"><text:s/>92 </text:span><text:span text:style-name="T7"><text:s text:c="4"/></text:span><text:span text:style-name="T2">//game-&gt;solution();</text:span></text:p>
      <text:p text:style-name="P20"><text:s/>93</text:p>
      <text:p text:style-name="P19"><text:span text:style-name="T1"><text:s/>94 </text:span><text:span text:style-name="T7">}</text:span></text:p>
      <text:p text:style-name="P20"><text:s/>95</text:p>
      <text:p text:style-name="P19"><text:span text:style-name="T1"><text:s/>96 </text:span><text:span text:style-name="T8">void</text:span><text:span text:style-name="T7"> won( Game *game ) {</text:span></text:p>
      <text:p text:style-name="P19"><text:span text:style-name="T1"><text:s/>97 </text:span><text:span text:style-name="T7"><text:s text:c="4"/></text:span><text:span text:style-name="T8">char</text:span><text:span text:style-name="T7"> inChar;</text:span></text:p>
      <text:p text:style-name="P19"><text:span text:style-name="T1"><text:s/>98 </text:span><text:span text:style-name="T7"><text:s text:c="4"/></text:span><text:span text:style-name="T1">do</text:span><text:span text:style-name="T7"> {</text:span></text:p>
      <text:p text:style-name="P19"><text:span text:style-name="T1"><text:s/>99 </text:span><text:span text:style-name="T7"><text:s text:c="8"/>cout &lt;&lt; </text:span><text:span text:style-name="T5">"play again? (y or n): "</text:span><text:span text:style-name="T7">;</text:span></text:p>
      <text:p text:style-name="P19"><text:span text:style-name="T1">100 </text:span><text:span text:style-name="T7"><text:s text:c="8"/>cin &gt;&gt; inChar;</text:span></text:p>
      <text:p text:style-name="P19"><text:span text:style-name="T1">101 </text:span><text:span text:style-name="T7"><text:s text:c="4"/>} </text:span><text:span text:style-name="T1">while</text:span><text:span text:style-name="T7"> ( inChar != </text:span><text:span text:style-name="T5">'n'</text:span><text:span text:style-name="T7"> &amp;&amp; inChar != </text:span><text:span text:style-name="T5">'y'</text:span><text:span text:style-name="T7"> );</text:span></text:p>
      <text:p text:style-name="P19"><text:span text:style-name="T1">102 </text:span><text:span text:style-name="T7"><text:s text:c="4"/></text:span><text:span text:style-name="T1">if</text:span><text:span text:style-name="T7"> ( inChar == </text:span><text:span text:style-name="T5">'y'</text:span><text:span text:style-name="T7"> ) {</text:span></text:p>
      <text:p text:style-name="P19"><text:span text:style-name="T1">103 </text:span><text:span text:style-name="T7"><text:s text:c="8"/>game-&gt;reset( );</text:span></text:p>
      <text:p text:style-name="P19"><text:span text:style-name="T1">104 </text:span><text:span text:style-name="T7"><text:s text:c="8"/>system( </text:span><text:span text:style-name="T5">"cls"</text:span><text:span text:style-name="T7"> );</text:span></text:p>
      <text:p text:style-name="P19"><text:span text:style-name="T1">105 </text:span><text:span text:style-name="T7"><text:s text:c="8"/>cin.ignore( );</text:span></text:p>
      <text:p text:style-name="P19"><text:span text:style-name="T1">106 </text:span><text:span text:style-name="T7"><text:s text:c="8"/>runGame( game );</text:span></text:p>
      <text:p text:style-name="P19"><text:span text:style-name="T1">107 </text:span><text:span text:style-name="T7"><text:s text:c="4"/>}</text:span></text:p>
      <text:p text:style-name="P19"><text:span text:style-name="T1">108 </text:span><text:span text:style-name="T7">}</text:span></text:p>
      <text:p text:style-name="P20">109</text:p>
      <text:p text:style-name="P19"><text:span text:style-name="T1">110 </text:span><text:span text:style-name="T8">void</text:span><text:span text:style-name="T7"> clear(){</text:span></text:p>
      <text:p text:style-name="P19"><text:span text:style-name="T1">111 </text:span><text:span text:style-name="T7"><text:s text:c="4"/></text:span><text:span text:style-name="T2">//clear the terminal</text:span></text:p>
      <text:p text:style-name="P20">112</text:p>
      <text:p text:style-name="P19"><text:span text:style-name="T1">113 </text:span><text:span text:style-name="T3"><text:s text:c="4"/>#ifdef _WIN32</text:span></text:p>
      <text:p text:style-name="P19"><text:span text:style-name="T1">114 </text:span><text:span text:style-name="T2">// <text:s/>system( "CLS" ); //this breaks stuff in netbeans</text:span></text:p>
      <text:p text:style-name="P19"><text:span text:style-name="T1">115 </text:span><text:span text:style-name="T7"><text:s text:c="4"/></text:span><text:span text:style-name="T1">for</text:span><text:span text:style-name="T7">( </text:span><text:span text:style-name="T8">int</text:span><text:span text:style-name="T7"> i = </text:span><text:span text:style-name="T5">0</text:span><text:span text:style-name="T7">; i &lt; </text:span><text:span text:style-name="T5">50</text:span><text:span text:style-name="T7">; i++ ){</text:span></text:p>
      <text:p text:style-name="P19"><text:span text:style-name="T1">116 </text:span><text:span text:style-name="T7"><text:s text:c="8"/>cout &lt;&lt;endl;</text:span></text:p>
      <text:p text:style-name="P19"><text:span text:style-name="T1">117 </text:span><text:span text:style-name="T7"><text:s text:c="4"/>}</text:span></text:p>
      <text:p text:style-name="P19"><text:span text:style-name="T1">118 </text:span><text:span text:style-name="T3"><text:s text:c="4"/>#else</text:span></text:p>
      <text:p text:style-name="P19"><text:span text:style-name="T1">119 </text:span><text:span text:style-name="T7"><text:s text:c="4"/>system( </text:span><text:span text:style-name="T5">"clear"</text:span><text:span text:style-name="T7"> );</text:span></text:p>
      <text:p text:style-name="P19"><text:span text:style-name="T1">120 </text:span><text:span text:style-name="T3"><text:s text:c="4"/>#endif</text:span></text:p>
      <text:p text:style-name="P20">121</text:p>
      <text:p text:style-name="P20">122</text:p>
      <text:p text:style-name="P19"><text:span text:style-name="T1">123 </text:span><text:span text:style-name="T7">}</text:span></text:p>
      <text:p text:style-name="P19"><text:span text:style-name="T2"/></text:p>
      <text:p text:style-name="P10">Game.h</text:p>
      <text:p text:style-name="P10"><text:span text:style-name="T1">14 </text:span><text:span text:style-name="T3">#ifndef GAME_H</text:span></text:p>
      <text:p text:style-name="P19"><text:span text:style-name="T1"><text:s/>15 </text:span><text:span text:style-name="T3">#define GAME_H</text:span></text:p>
      <text:p text:style-name="P20"><text:s/>16</text:p>
      <text:p text:style-name="P19"><text:span text:style-name="T1"><text:s/>17 </text:span><text:span text:style-name="T3">#include </text:span><text:span text:style-name="T5">&lt;map&gt;</text:span></text:p>
      <text:p text:style-name="P19"><text:span text:style-name="T1"><text:s/>18 </text:span><text:span text:style-name="T3">#include </text:span><text:span text:style-name="T5">&lt;set&gt;</text:span></text:p>
      <text:p text:style-name="P19"><text:span text:style-name="T1"><text:s/>19 </text:span><text:span text:style-name="T3">#include </text:span><text:span text:style-name="T5">&lt;queue&gt;</text:span></text:p>
      <text:p text:style-name="P19"><text:span text:style-name="T1"><text:s/>20 </text:span><text:span text:style-name="T3">#include </text:span><text:span text:style-name="T5">&lt;fstream&gt;</text:span></text:p>
      <text:p text:style-name="P19"><text:span text:style-name="T1"><text:s/>21 </text:span><text:span text:style-name="T3">#include </text:span><text:span text:style-name="T5">&lt;list&gt;</text:span></text:p>
      <text:p text:style-name="P19"><text:span text:style-name="T1"><text:s/>22 </text:span><text:span text:style-name="T3">#ifdef _WIN32</text:span></text:p>
      <text:p text:style-name="P19"><text:span text:style-name="T1"><text:s/>23 </text:span><text:span text:style-name="T3">#include </text:span><text:span text:style-name="T5">&lt;windows.h&gt;</text:span></text:p>
      <text:p text:style-name="P19"><text:span text:style-name="T1"><text:s/>24 </text:span><text:span text:style-name="T3">#endif</text:span></text:p>
      <text:p text:style-name="P20"><text:s/>25</text:p>
      <text:p text:style-name="P19"><text:span text:style-name="T1"><text:s/>26 using</text:span><text:span text:style-name="T7"> </text:span><text:span text:style-name="T8">namespace</text:span><text:span text:style-name="T7"> std;</text:span></text:p>
      <text:p text:style-name="P20"><text:s/>27</text:p>
      <text:p text:style-name="P19"><text:soft-page-break/><text:span text:style-name="T1"><text:s/>28 </text:span><text:span text:style-name="T8">typedef</text:span><text:span text:style-name="T7"> set&lt; </text:span><text:span text:style-name="T8">int</text:span><text:span text:style-name="T7"> &gt; diskSet;</text:span></text:p>
      <text:p text:style-name="P20"><text:s/>29</text:p>
      <text:p text:style-name="P19"><text:span text:style-name="T1"><text:s/>30 </text:span><text:span text:style-name="T8">class</text:span><text:span text:style-name="T7"> Game {</text:span></text:p>
      <text:p text:style-name="P19"><text:span text:style-name="T1"><text:s/>31 private</text:span><text:span text:style-name="T7">:</text:span></text:p>
      <text:p text:style-name="P19"><text:span text:style-name="T1"><text:s/>32 </text:span><text:span text:style-name="T7"><text:s text:c="4"/>map&lt; </text:span><text:span text:style-name="T8">int</text:span><text:span text:style-name="T7">, diskSet &gt; poles;</text:span></text:p>
      <text:p text:style-name="P19"><text:span text:style-name="T1"><text:s/>33 </text:span><text:span text:style-name="T7"><text:s text:c="4"/></text:span><text:span text:style-name="T8">int</text:span><text:span text:style-name="T7"> disks;</text:span></text:p>
      <text:p text:style-name="P19"><text:span text:style-name="T1"><text:s/>34 </text:span><text:span text:style-name="T7"><text:s text:c="4"/></text:span><text:span text:style-name="T8">int</text:span><text:span text:style-name="T7"> numPoles;</text:span></text:p>
      <text:p text:style-name="P19"><text:span text:style-name="T1"><text:s/>35 </text:span><text:span text:style-name="T7"><text:s text:c="4"/></text:span><text:span text:style-name="T8">bool</text:span><text:span text:style-name="T7"> guided;</text:span></text:p>
      <text:p text:style-name="P19"><text:span text:style-name="T1"><text:s/>36 </text:span><text:span text:style-name="T7"><text:s text:c="4"/></text:span><text:span text:style-name="T8">bool</text:span><text:span text:style-name="T7"> isSolved;</text:span></text:p>
      <text:p text:style-name="P19"><text:span text:style-name="T1"><text:s/>37 </text:span><text:span text:style-name="T7"><text:s text:c="4"/></text:span><text:span text:style-name="T8">int</text:span><text:span text:style-name="T7"> moves;</text:span></text:p>
      <text:p text:style-name="P19"><text:span text:style-name="T1"><text:s/>38 </text:span><text:span text:style-name="T7"><text:s text:c="4"/>list&lt;</text:span><text:span text:style-name="T8">int</text:span><text:span text:style-name="T7">&gt; scores;</text:span></text:p>
      <text:p text:style-name="P19"><text:span text:style-name="T1"><text:s/>39 </text:span><text:span text:style-name="T7"><text:s text:c="4"/>queue&lt; pair&lt; </text:span><text:span text:style-name="T8">char</text:span><text:span text:style-name="T7">, </text:span><text:span text:style-name="T8">char</text:span><text:span text:style-name="T7"> &gt; &gt; steps;</text:span></text:p>
      <text:p text:style-name="P19"><text:span text:style-name="T1"><text:s/>40 </text:span><text:span text:style-name="T7"><text:s text:c="4"/></text:span><text:span text:style-name="T8">void</text:span><text:span text:style-name="T7"> towers(</text:span><text:span text:style-name="T8">int</text:span><text:span text:style-name="T7">, </text:span><text:span text:style-name="T8">char</text:span><text:span text:style-name="T7">, </text:span><text:span text:style-name="T8">char</text:span><text:span text:style-name="T7">, </text:span><text:span text:style-name="T8">char</text:span><text:span text:style-name="T7">);</text:span></text:p>
      <text:p text:style-name="P19"><text:span text:style-name="T1"><text:s/>41 public</text:span><text:span text:style-name="T7">:</text:span></text:p>
      <text:p text:style-name="P20"><text:s/>42</text:p>
      <text:p text:style-name="P19"><text:span text:style-name="T1"><text:s/>43 </text:span><text:span text:style-name="T7"><text:s text:c="4"/>Game(</text:span><text:span text:style-name="T8">int</text:span><text:span text:style-name="T7"> disks) {</text:span></text:p>
      <text:p text:style-name="P19"><text:span text:style-name="T1"><text:s/>44 </text:span><text:span text:style-name="T7"><text:s text:c="8"/></text:span><text:span text:style-name="T1">this</text:span><text:span text:style-name="T7">-&gt;numPoles = </text:span><text:span text:style-name="T5">3</text:span><text:span text:style-name="T7">;</text:span></text:p>
      <text:p text:style-name="P19"><text:span text:style-name="T1"><text:s/>45 </text:span><text:span text:style-name="T7"><text:s text:c="8"/></text:span><text:span text:style-name="T1">this</text:span><text:span text:style-name="T7">-&gt;disks = disks;</text:span></text:p>
      <text:p text:style-name="P19"><text:span text:style-name="T1"><text:s/>46 </text:span><text:span text:style-name="T7"><text:s text:c="8"/></text:span><text:span text:style-name="T1">this</text:span><text:span text:style-name="T7">-&gt;guided = </text:span><text:span text:style-name="T5">false</text:span><text:span text:style-name="T7">;</text:span></text:p>
      <text:p text:style-name="P19"><text:span text:style-name="T1"><text:s/>47 </text:span><text:span text:style-name="T7"><text:s text:c="8"/></text:span><text:span text:style-name="T1">this</text:span><text:span text:style-name="T7">-&gt;isSolved = </text:span><text:span text:style-name="T5">false</text:span><text:span text:style-name="T7">;</text:span></text:p>
      <text:p text:style-name="P19"><text:span text:style-name="T1"><text:s/>48 </text:span><text:span text:style-name="T7"><text:s text:c="8"/></text:span><text:span text:style-name="T1">this</text:span><text:span text:style-name="T7">-&gt;moves = </text:span><text:span text:style-name="T5">0</text:span><text:span text:style-name="T7">;</text:span></text:p>
      <text:p text:style-name="P19"><text:span text:style-name="T1"><text:s/>49 </text:span><text:span text:style-name="T7"><text:s text:c="8"/></text:span><text:span text:style-name="T2">//init the disks</text:span></text:p>
      <text:p text:style-name="P19"><text:span text:style-name="T1"><text:s/>50 </text:span><text:span text:style-name="T7"><text:s text:c="8"/>diskSet first;</text:span></text:p>
      <text:p text:style-name="P19"><text:span text:style-name="T1"><text:s/>51 </text:span><text:span text:style-name="T7"><text:s text:c="8"/></text:span><text:span text:style-name="T1">for</text:span><text:span text:style-name="T7"> ( </text:span><text:span text:style-name="T8">int</text:span><text:span text:style-name="T7"> i = </text:span><text:span text:style-name="T5">1</text:span><text:span text:style-name="T7">; i &lt;= disks; i++ ) {</text:span></text:p>
      <text:p text:style-name="P19"><text:span text:style-name="T1"><text:s/>52 </text:span><text:span text:style-name="T7"><text:s text:c="12"/>first.insert( i );</text:span></text:p>
      <text:p text:style-name="P19"><text:span text:style-name="T1"><text:s/>53 </text:span><text:span text:style-name="T7"><text:s text:c="8"/>}</text:span></text:p>
      <text:p text:style-name="P19"><text:span text:style-name="T1"><text:s/>54 </text:span><text:span text:style-name="T7"><text:s text:c="8"/>poles.insert( pair&lt; </text:span><text:span text:style-name="T8">int</text:span><text:span text:style-name="T7">, diskSet &gt;( </text:span><text:span text:style-name="T5">1</text:span><text:span text:style-name="T7">, first ) );</text:span></text:p>
      <text:p text:style-name="P19"><text:span text:style-name="T1"><text:s/>55 </text:span><text:span text:style-name="T7"><text:s text:c="8"/></text:span><text:span text:style-name="T1">for</text:span><text:span text:style-name="T7"> ( </text:span><text:span text:style-name="T8">int</text:span><text:span text:style-name="T7"> i = </text:span><text:span text:style-name="T5">2</text:span><text:span text:style-name="T7">; i &lt;= numPoles; i++ ) {</text:span></text:p>
      <text:p text:style-name="P19"><text:span text:style-name="T1"><text:s/>56 </text:span><text:span text:style-name="T7"><text:s text:c="12"/>diskSet tempSet;</text:span></text:p>
      <text:p text:style-name="P19"><text:span text:style-name="T1"><text:s/>57 </text:span><text:span text:style-name="T7"><text:s text:c="12"/>poles.insert( pair&lt; </text:span><text:span text:style-name="T8">int</text:span><text:span text:style-name="T7">, diskSet &gt;( i, tempSet ) );</text:span></text:p>
      <text:p text:style-name="P19"><text:span text:style-name="T1"><text:s/>58 </text:span><text:span text:style-name="T7"><text:s text:c="8"/>}</text:span></text:p>
      <text:p text:style-name="P19"><text:span text:style-name="T1"><text:s/>59 </text:span><text:span text:style-name="T7"><text:s text:c="4"/>};</text:span></text:p>
      <text:p text:style-name="P20"><text:s/>60</text:p>
      <text:p text:style-name="P19"><text:span text:style-name="T1"><text:s/>61 </text:span><text:span text:style-name="T7"><text:s text:c="4"/>~Game() {</text:span></text:p>
      <text:p text:style-name="P19"><text:span text:style-name="T1"><text:s/>62 </text:span><text:span text:style-name="T7"><text:s text:c="4"/>};</text:span></text:p>
      <text:p text:style-name="P20"><text:s/>63</text:p>
      <text:p text:style-name="P19"><text:span text:style-name="T1"><text:s/>64 </text:span><text:span text:style-name="T7"><text:s text:c="4"/></text:span><text:span text:style-name="T8">void</text:span><text:span text:style-name="T7"> print() {</text:span></text:p>
      <text:p text:style-name="P19"><text:span text:style-name="T1"><text:s/>65 </text:span><text:span text:style-name="T7"><text:s text:c="8"/>diskSet::iterator setIts[numPoles];</text:span></text:p>
      <text:p text:style-name="P19"><text:span text:style-name="T1"><text:s/>66 </text:span><text:span text:style-name="T7"><text:s text:c="8"/></text:span><text:span text:style-name="T8">int</text:span><text:span text:style-name="T7"> j = </text:span><text:span text:style-name="T5">0</text:span><text:span text:style-name="T7">;</text:span></text:p>
      <text:p text:style-name="P19"><text:span text:style-name="T1"><text:s/>67 </text:span><text:span text:style-name="T7"><text:s text:c="8"/></text:span><text:span text:style-name="T1">for</text:span><text:span text:style-name="T7"> ( map&lt; </text:span><text:span text:style-name="T8">int</text:span><text:span text:style-name="T7">, diskSet &gt;::iterator i = poles.begin( ); i != poles.end( ); ++i ) {</text:span></text:p>
      <text:p text:style-name="P19"><text:span text:style-name="T1"><text:s/>68 </text:span><text:span text:style-name="T7"><text:s text:c="12"/>setIts[j++] = i-&gt;second.begin();</text:span></text:p>
      <text:p text:style-name="P19"><text:span text:style-name="T1"><text:s/>69 </text:span><text:span text:style-name="T7"><text:s text:c="8"/>}</text:span></text:p>
      <text:p text:style-name="P19"><text:span text:style-name="T1"><text:s/>70 </text:span><text:span text:style-name="T2">// <text:s text:c="5"/>int j = 0;</text:span></text:p>
      <text:p text:style-name="P19"><text:span text:style-name="T1"><text:s/>71 </text:span><text:span text:style-name="T7"><text:s text:c="8"/></text:span><text:span text:style-name="T2">//need to find the max size</text:span></text:p>
      <text:p text:style-name="P19"><text:span text:style-name="T1"><text:s/>72 </text:span><text:span text:style-name="T7"><text:s text:c="8"/></text:span><text:span text:style-name="T8">int</text:span><text:span text:style-name="T7"> highest = max( poles[</text:span><text:span text:style-name="T5">1</text:span><text:span text:style-name="T7">].size(), max( poles[</text:span><text:span text:style-name="T5">2</text:span><text:span text:style-name="T7">].size(), poles[</text:span><text:span text:style-name="T5">3</text:span><text:span text:style-name="T7">].size() ) );</text:span></text:p>
      <text:p text:style-name="P19"><text:span text:style-name="T1"><text:s/>73 </text:span><text:span text:style-name="T7"><text:s text:c="8"/></text:span><text:span text:style-name="T1">for</text:span><text:span text:style-name="T7">( </text:span><text:span text:style-name="T8">int</text:span><text:span text:style-name="T7"> layer = highest; layer &gt; </text:span><text:span text:style-name="T5">0</text:span><text:span text:style-name="T7">; layer-- ){</text:span></text:p>
      <text:p text:style-name="P19"><text:span text:style-name="T1"><text:s/>74 </text:span><text:span text:style-name="T7"><text:s text:c="12"/>j = </text:span><text:span text:style-name="T5">0</text:span><text:span text:style-name="T7">;</text:span></text:p>
      <text:p text:style-name="P19"><text:span text:style-name="T1"><text:s/>75 </text:span><text:span text:style-name="T7"><text:s text:c="12"/></text:span><text:span text:style-name="T1">for</text:span><text:span text:style-name="T7"> ( map&lt; </text:span><text:span text:style-name="T8">int</text:span><text:span text:style-name="T7">, diskSet &gt;::iterator i = poles.begin( ); i != poles.end( ); ++i ) {</text:span></text:p>
      <text:p text:style-name="P10"><text:span text:style-name="T1"><text:s/>76 </text:span><text:span text:style-name="T7"><text:s text:c="16"/></text:span><text:span text:style-name="T1">if</text:span><text:span text:style-name="T7">( i-&gt;second.size() &gt;= layer ){</text:span></text:p>
      <text:p text:style-name="P19"><text:span text:style-name="T1"><text:s/>77 </text:span><text:span text:style-name="T7"><text:s text:c="20"/>color( j, *(setIts[j]++) );</text:span></text:p>
      <text:p text:style-name="P19"><text:span text:style-name="T1"><text:s/>78 </text:span><text:span text:style-name="T7"><text:s text:c="20"/>color( j, </text:span><text:span text:style-name="T5">"</text:span><text:span text:style-name="T9">\t</text:span><text:span text:style-name="T5">"</text:span><text:span text:style-name="T7"> );</text:span></text:p>
      <text:p text:style-name="P19"><text:span text:style-name="T1"><text:s/>79 </text:span><text:span text:style-name="T7"><text:s text:c="20"/></text:span><text:span text:style-name="T2">//cout &lt;&lt; color(j) &lt;&lt; *(setIts[j]++) &lt;&lt; color(-1) &lt;&lt; '\t';</text:span></text:p>
      <text:p text:style-name="P19"><text:span text:style-name="T1"><text:s/>80 </text:span><text:span text:style-name="T7"><text:s text:c="16"/>} </text:span><text:span text:style-name="T1">else</text:span><text:span text:style-name="T7"> {</text:span></text:p>
      <text:p text:style-name="P19"><text:span text:style-name="T1"><text:s/>81 </text:span><text:span text:style-name="T7"><text:s text:c="20"/>color( j, </text:span><text:span text:style-name="T5">" </text:span><text:span text:style-name="T9">\t</text:span><text:span text:style-name="T5">"</text:span><text:span text:style-name="T7">);</text:span></text:p>
      <text:p text:style-name="P19"><text:span text:style-name="T1"><text:s/>82 </text:span><text:span text:style-name="T7"><text:s text:c="16"/>}</text:span></text:p>
      <text:p text:style-name="P19"><text:span text:style-name="T1"><text:s/>83 </text:span><text:span text:style-name="T7"><text:s text:c="16"/>j++;</text:span></text:p>
      <text:p text:style-name="P19"><text:span text:style-name="T1"><text:s/>84 </text:span><text:span text:style-name="T7"><text:s text:c="12"/>}</text:span></text:p>
      <text:p text:style-name="P19"><text:span text:style-name="T1"><text:s/>85 </text:span><text:span text:style-name="T7"><text:s text:c="12"/>cout &lt;&lt; endl;</text:span></text:p>
      <text:p text:style-name="P19"><text:span text:style-name="T1"><text:s/>86 </text:span><text:span text:style-name="T7"><text:s text:c="8"/>}</text:span></text:p>
      <text:p text:style-name="P19"><text:span text:style-name="T1"><text:s/>87 </text:span><text:span text:style-name="T2">// <text:s text:c="5"/>cout &lt;&lt; "A\tB\tC" &lt;&lt; endl;</text:span></text:p>
      <text:p text:style-name="P19"><text:span text:style-name="T1"><text:s/>88 </text:span><text:span text:style-name="T7"><text:s text:c="8"/>color( </text:span><text:span text:style-name="T5">0</text:span><text:span text:style-name="T7">, </text:span><text:span text:style-name="T5">"A</text:span><text:span text:style-name="T9">\t</text:span><text:span text:style-name="T5">"</text:span><text:span text:style-name="T7">);</text:span></text:p>
      <text:p text:style-name="P19"><text:span text:style-name="T1"><text:s/>89 </text:span><text:span text:style-name="T7"><text:s text:c="8"/>color( </text:span><text:span text:style-name="T5">1</text:span><text:span text:style-name="T7">, </text:span><text:span text:style-name="T5">"B</text:span><text:span text:style-name="T9">\t</text:span><text:span text:style-name="T5">"</text:span><text:span text:style-name="T7">);</text:span></text:p>
      <text:p text:style-name="P19"><text:span text:style-name="T1"><text:s/>90 </text:span><text:span text:style-name="T7"><text:s text:c="8"/>color( </text:span><text:span text:style-name="T5">2</text:span><text:span text:style-name="T7">, </text:span><text:span text:style-name="T5">"C</text:span><text:span text:style-name="T9">\t</text:span><text:span text:style-name="T5">"</text:span><text:span text:style-name="T7">);</text:span></text:p>
      <text:p text:style-name="P19"><text:span text:style-name="T1"><text:s/>91 </text:span><text:span text:style-name="T7"><text:s text:c="4"/>}</text:span></text:p>
      <text:p text:style-name="P20"><text:s/>92</text:p>
      <text:p text:style-name="P19"><text:span text:style-name="T1"><text:s/>93 </text:span><text:span text:style-name="T2">// <text:s/>string color(){ return color(-1);}</text:span></text:p>
      <text:p text:style-name="P19"><text:span text:style-name="T1"><text:s/>94 </text:span><text:span text:style-name="T7"><text:s text:c="4"/></text:span><text:span text:style-name="T8">template</text:span><text:span text:style-name="T7">&lt;</text:span><text:span text:style-name="T8">class</text:span><text:span text:style-name="T7"> T&gt;</text:span></text:p>
      <text:p text:style-name="P19"><text:span text:style-name="T1"><text:s/>95 </text:span><text:span text:style-name="T7"><text:s text:c="4"/></text:span><text:span text:style-name="T8">void</text:span><text:span text:style-name="T7"> color( </text:span><text:span text:style-name="T8">int</text:span><text:span text:style-name="T7"> i, T item ){</text:span></text:p>
      <text:p text:style-name="P19"><text:span text:style-name="T1"><text:s/>96 </text:span><text:span text:style-name="T3"><text:s text:c="8"/>#if defined(WIN32) || defined(_WIN32) || defined(__WIN32) &amp;&amp; !defined(__CYGWIN__)</text:span></text:p>
      <text:p text:style-name="P19"><text:span text:style-name="T1"><text:s/>97 </text:span><text:span text:style-name="T7"><text:s text:c="8"/></text:span><text:span text:style-name="T8">int</text:span><text:span text:style-name="T7"> k;</text:span></text:p>
      <text:p text:style-name="P19"><text:span text:style-name="T1"><text:s/>98 </text:span><text:span text:style-name="T7"><text:s text:c="8"/></text:span><text:span text:style-name="T1">switch</text:span><text:span text:style-name="T7">( i ){</text:span></text:p>
      <text:p text:style-name="P19"><text:span text:style-name="T1"><text:s/>99 </text:span><text:span text:style-name="T7"><text:s text:c="12"/></text:span><text:span text:style-name="T1">case</text:span><text:span text:style-name="T7"> </text:span><text:span text:style-name="T5">0</text:span><text:span text:style-name="T7">: k = </text:span><text:span text:style-name="T5">12</text:span><text:span text:style-name="T7">; </text:span><text:span text:style-name="T1">break</text:span><text:span text:style-name="T7">;</text:span></text:p>
      <text:p text:style-name="P19"><text:soft-page-break/><text:span text:style-name="T1">100 </text:span><text:span text:style-name="T7"><text:s text:c="12"/></text:span><text:span text:style-name="T1">case</text:span><text:span text:style-name="T7"> </text:span><text:span text:style-name="T5">1</text:span><text:span text:style-name="T7">: k = </text:span><text:span text:style-name="T5">10</text:span><text:span text:style-name="T7">; </text:span><text:span text:style-name="T1">break</text:span><text:span text:style-name="T7">;</text:span></text:p>
      <text:p text:style-name="P19"><text:span text:style-name="T1">101 </text:span><text:span text:style-name="T7"><text:s text:c="12"/></text:span><text:span text:style-name="T1">case</text:span><text:span text:style-name="T7"> </text:span><text:span text:style-name="T5">2</text:span><text:span text:style-name="T7">: k = </text:span><text:span text:style-name="T5">9</text:span><text:span text:style-name="T7">; <text:s/></text:span><text:span text:style-name="T1">break</text:span><text:span text:style-name="T7">;</text:span></text:p>
      <text:p text:style-name="P19"><text:span text:style-name="T1">102 </text:span><text:span text:style-name="T7"><text:s text:c="12"/></text:span><text:span text:style-name="T1">default</text:span><text:span text:style-name="T7">: k = </text:span><text:span text:style-name="T5">0</text:span><text:span text:style-name="T7">; </text:span><text:span text:style-name="T1">break</text:span><text:span text:style-name="T7">;;</text:span></text:p>
      <text:p text:style-name="P19"><text:span text:style-name="T1">103 </text:span><text:span text:style-name="T7"><text:s text:c="8"/>}</text:span></text:p>
      <text:p text:style-name="P19"><text:span text:style-name="T1">104 </text:span><text:span text:style-name="T7"><text:s text:c="8"/>HANDLE hConsole;</text:span></text:p>
      <text:p text:style-name="P19"><text:span text:style-name="T1">105 </text:span><text:span text:style-name="T7"><text:s text:c="8"/>hConsole = GetStdHandle(STD_OUTPUT_HANDLE);</text:span></text:p>
      <text:p text:style-name="P19"><text:span text:style-name="T1">106 </text:span><text:span text:style-name="T7"><text:s text:c="8"/>SetConsoleTextAttribute(hConsole, k);</text:span></text:p>
      <text:p text:style-name="P19"><text:span text:style-name="T1">107 </text:span><text:span text:style-name="T7"><text:s text:c="8"/>cout &lt;&lt; item;</text:span></text:p>
      <text:p text:style-name="P19"><text:span text:style-name="T1">108 </text:span><text:span text:style-name="T7"><text:s text:c="8"/>SetConsoleTextAttribute(hConsole, </text:span><text:span text:style-name="T5">15</text:span><text:span text:style-name="T7">);</text:span></text:p>
      <text:p text:style-name="P19"><text:span text:style-name="T1">109 </text:span><text:span text:style-name="T3"><text:s text:c="8"/>#else</text:span></text:p>
      <text:p text:style-name="P19"><text:span text:style-name="T1">110 </text:span><text:span text:style-name="T7"><text:s text:c="8"/></text:span><text:span text:style-name="T1">switch</text:span><text:span text:style-name="T7">( i ){</text:span></text:p>
      <text:p text:style-name="P19"><text:span text:style-name="T1">111 </text:span><text:span text:style-name="T7"><text:s text:c="12"/></text:span><text:span text:style-name="T1">case</text:span><text:span text:style-name="T7"> </text:span><text:span text:style-name="T5">0</text:span><text:span text:style-name="T7">: <text:s/>cout &lt;&lt; </text:span><text:span text:style-name="T5">"</text:span><text:span text:style-name="T9">\033</text:span><text:span text:style-name="T5">[31m"</text:span><text:span text:style-name="T7">; </text:span><text:span text:style-name="T1">break</text:span><text:span text:style-name="T7">;</text:span></text:p>
      <text:p text:style-name="P19"><text:span text:style-name="T1">112 </text:span><text:span text:style-name="T7"><text:s text:c="12"/></text:span><text:span text:style-name="T1">case</text:span><text:span text:style-name="T7"> </text:span><text:span text:style-name="T5">1</text:span><text:span text:style-name="T7">: <text:s/>cout &lt;&lt; </text:span><text:span text:style-name="T5">"</text:span><text:span text:style-name="T9">\033</text:span><text:span text:style-name="T5">[32m"</text:span><text:span text:style-name="T7">; </text:span><text:span text:style-name="T1">break</text:span><text:span text:style-name="T7">;</text:span></text:p>
      <text:p text:style-name="P19"><text:span text:style-name="T1">113 </text:span><text:span text:style-name="T7"><text:s text:c="12"/></text:span><text:span text:style-name="T1">case</text:span><text:span text:style-name="T7"> </text:span><text:span text:style-name="T5">2</text:span><text:span text:style-name="T7">: <text:s/>cout &lt;&lt; </text:span><text:span text:style-name="T5">"</text:span><text:span text:style-name="T9">\033</text:span><text:span text:style-name="T5">[34m"</text:span><text:span text:style-name="T7">; </text:span><text:span text:style-name="T1">break</text:span><text:span text:style-name="T7">;</text:span></text:p>
      <text:p text:style-name="P19"><text:span text:style-name="T1">114 </text:span><text:span text:style-name="T7"><text:s text:c="12"/></text:span><text:span text:style-name="T1">default</text:span><text:span text:style-name="T7">: cout &lt;&lt; </text:span><text:span text:style-name="T5">"</text:span><text:span text:style-name="T9">\033</text:span><text:span text:style-name="T5">[39m"</text:span><text:span text:style-name="T7">;</text:span></text:p>
      <text:p text:style-name="P19"><text:span text:style-name="T1">115 </text:span><text:span text:style-name="T7"><text:s text:c="8"/>}</text:span></text:p>
      <text:p text:style-name="P19"><text:span text:style-name="T1">116 </text:span><text:span text:style-name="T7"><text:s text:c="8"/>cout &lt;&lt; item &lt;&lt; </text:span><text:span text:style-name="T5">"</text:span><text:span text:style-name="T9">\033</text:span><text:span text:style-name="T5">[39m"</text:span><text:span text:style-name="T7">;</text:span></text:p>
      <text:p text:style-name="P19"><text:span text:style-name="T1">117 </text:span><text:span text:style-name="T3"><text:s text:c="8"/>#endif</text:span></text:p>
      <text:p text:style-name="P19"><text:span text:style-name="T1">118 </text:span><text:span text:style-name="T7"><text:s text:c="4"/>}</text:span></text:p>
      <text:p text:style-name="P20">119</text:p>
      <text:p text:style-name="P19"><text:span text:style-name="T1">120 </text:span><text:span text:style-name="T7"><text:s text:c="4"/></text:span><text:span text:style-name="T8">void</text:span><text:span text:style-name="T7"> solution() {</text:span></text:p>
      <text:p text:style-name="P19"><text:span text:style-name="T1">121 </text:span><text:span text:style-name="T7"><text:s text:c="8"/></text:span><text:span text:style-name="T1">if</text:span><text:span text:style-name="T7">( !isSolved ){</text:span></text:p>
      <text:p text:style-name="P19"><text:span text:style-name="T1">122 </text:span><text:span text:style-name="T7"><text:s text:c="12"/>towers( disks, </text:span><text:span text:style-name="T5">'a'</text:span><text:span text:style-name="T7">, </text:span><text:span text:style-name="T5">'b'</text:span><text:span text:style-name="T7">, </text:span><text:span text:style-name="T5">'c'</text:span><text:span text:style-name="T7"> );</text:span></text:p>
      <text:p text:style-name="P19"><text:span text:style-name="T1">123 </text:span><text:span text:style-name="T7"><text:s text:c="12"/>isSolved = </text:span><text:span text:style-name="T5">true</text:span><text:span text:style-name="T7">;</text:span></text:p>
      <text:p text:style-name="P19"><text:span text:style-name="T1">124 </text:span><text:span text:style-name="T7"><text:s text:c="8"/>}</text:span></text:p>
      <text:p text:style-name="P19"><text:span text:style-name="T1">125 </text:span><text:span text:style-name="T7"><text:s text:c="8"/></text:span><text:span text:style-name="T1">while</text:span><text:span text:style-name="T7"> ( !steps.empty( ) ) {</text:span></text:p>
      <text:p text:style-name="P19"><text:span text:style-name="T1">126 </text:span><text:span text:style-name="T7"><text:s text:c="12"/>cout &lt;&lt; steps.front().first &lt;&lt; </text:span><text:span text:style-name="T5">" =&gt; "</text:span><text:span text:style-name="T7"> &lt;&lt; steps.front().second &lt;&lt; endl;</text:span></text:p>
      <text:p text:style-name="P19"><text:span text:style-name="T1">127 </text:span><text:span text:style-name="T7"><text:s text:c="12"/>steps.pop( );</text:span></text:p>
      <text:p text:style-name="P19"><text:span text:style-name="T1">128 </text:span><text:span text:style-name="T7"><text:s text:c="8"/>}</text:span></text:p>
      <text:p text:style-name="P19"><text:span text:style-name="T1">129 </text:span><text:span text:style-name="T7"><text:s text:c="4"/>}</text:span></text:p>
      <text:p text:style-name="P20">130</text:p>
      <text:p text:style-name="P19"><text:span text:style-name="T1">131 </text:span><text:span text:style-name="T7"><text:s text:c="4"/></text:span><text:span text:style-name="T8">bool</text:span><text:span text:style-name="T7"> move( </text:span><text:span text:style-name="T8">char</text:span><text:span text:style-name="T7"> _src, </text:span><text:span text:style-name="T8">char</text:span><text:span text:style-name="T7"> _dest ){</text:span></text:p>
      <text:p text:style-name="P19"><text:span text:style-name="T1">132 </text:span><text:span text:style-name="T7"><text:s text:c="8"/></text:span><text:span text:style-name="T2">//check both valid and conver to numbers</text:span></text:p>
      <text:p text:style-name="P19"><text:span text:style-name="T1">133 </text:span><text:span text:style-name="T7"><text:s text:c="8"/></text:span><text:span text:style-name="T8">int</text:span><text:span text:style-name="T7"> src = (</text:span><text:span text:style-name="T8">int</text:span><text:span text:style-name="T7">) ( tolower( _src ) ) - </text:span><text:span text:style-name="T5">96</text:span><text:span text:style-name="T7">;</text:span></text:p>
      <text:p text:style-name="P19"><text:span text:style-name="T1">134 </text:span><text:span text:style-name="T7"><text:s text:c="8"/></text:span><text:span text:style-name="T8">int</text:span><text:span text:style-name="T7"> dest = (</text:span><text:span text:style-name="T8">int</text:span><text:span text:style-name="T7">) ( tolower( _dest ) ) <text:s/>- </text:span><text:span text:style-name="T5">96</text:span><text:span text:style-name="T7">;</text:span></text:p>
      <text:p text:style-name="P19"><text:span text:style-name="T1">135 </text:span><text:span text:style-name="T7"><text:s text:c="8"/></text:span><text:span text:style-name="T1">if</text:span><text:span text:style-name="T7">( src &lt; </text:span><text:span text:style-name="T5">1</text:span><text:span text:style-name="T7"> || src &gt; numPoles ){</text:span></text:p>
      <text:p text:style-name="P19"><text:span text:style-name="T1">136 </text:span><text:span text:style-name="T7"><text:s text:c="12"/>cout &lt;&lt; </text:span><text:span text:style-name="T5">"Invalid Input</text:span><text:span text:style-name="T9">\n</text:span><text:span text:style-name="T5">"</text:span><text:span text:style-name="T7">;</text:span></text:p>
      <text:p text:style-name="P19"><text:span text:style-name="T1">137 </text:span><text:span text:style-name="T7"><text:s text:c="12"/></text:span><text:span text:style-name="T1">return</text:span><text:span text:style-name="T7"> </text:span><text:span text:style-name="T5">false</text:span><text:span text:style-name="T7">;</text:span></text:p>
      <text:p text:style-name="P10"><text:span text:style-name="T1">138 </text:span><text:span text:style-name="T7"><text:s text:c="8"/>}</text:span></text:p>
      <text:p text:style-name="P19"><text:span text:style-name="T1">139 </text:span><text:span text:style-name="T7"><text:s text:c="8"/></text:span><text:span text:style-name="T1">if</text:span><text:span text:style-name="T7">( dest &lt; </text:span><text:span text:style-name="T5">1</text:span><text:span text:style-name="T7"> || dest &gt; numPoles ){</text:span></text:p>
      <text:p text:style-name="P19"><text:span text:style-name="T1">140 </text:span><text:span text:style-name="T7"><text:s text:c="12"/>cout &lt;&lt; </text:span><text:span text:style-name="T5">"Invalid Input</text:span><text:span text:style-name="T9">\n</text:span><text:span text:style-name="T5">"</text:span><text:span text:style-name="T7">;</text:span></text:p>
      <text:p text:style-name="P19"><text:span text:style-name="T1">141 </text:span><text:span text:style-name="T7"><text:s text:c="12"/></text:span><text:span text:style-name="T1">return</text:span><text:span text:style-name="T7"> </text:span><text:span text:style-name="T5">false</text:span><text:span text:style-name="T7">;</text:span></text:p>
      <text:p text:style-name="P19"><text:span text:style-name="T1">142 </text:span><text:span text:style-name="T7"><text:s text:c="8"/>}</text:span></text:p>
      <text:p text:style-name="P20">143</text:p>
      <text:p text:style-name="P19"><text:span text:style-name="T1">144 </text:span><text:span text:style-name="T7"><text:s text:c="8"/></text:span><text:span text:style-name="T2">//check that you didn't put it in twice</text:span></text:p>
      <text:p text:style-name="P19"><text:span text:style-name="T1">145 </text:span><text:span text:style-name="T7"><text:s text:c="8"/></text:span><text:span text:style-name="T1">if</text:span><text:span text:style-name="T7">( src == dest ){</text:span></text:p>
      <text:p text:style-name="P19"><text:span text:style-name="T1">146 </text:span><text:span text:style-name="T7"><text:s text:c="12"/></text:span><text:span text:style-name="T1">return</text:span><text:span text:style-name="T7"> </text:span><text:span text:style-name="T5">false</text:span><text:span text:style-name="T7">;</text:span></text:p>
      <text:p text:style-name="P19"><text:span text:style-name="T1">147 </text:span><text:span text:style-name="T7"><text:s text:c="8"/>}</text:span></text:p>
      <text:p text:style-name="P19"><text:span text:style-name="T1">148 </text:span><text:span text:style-name="T7"><text:s text:c="8"/></text:span><text:span text:style-name="T2">//if the ending value for the src is greater than the destination than cant do that move</text:span></text:p>
      <text:p text:style-name="P19"><text:span text:style-name="T1">149 </text:span><text:span text:style-name="T2">// <text:s text:c="5"/>cout &lt;&lt; *( poles.at( src ).begin() ) &lt;&lt; endl;</text:span></text:p>
      <text:p text:style-name="P19"><text:span text:style-name="T1">150 </text:span><text:span text:style-name="T7"><text:s text:c="8"/></text:span><text:span text:style-name="T2">//check if the source is not empty than proceed</text:span></text:p>
      <text:p text:style-name="P19"><text:span text:style-name="T1">151 </text:span><text:span text:style-name="T7"><text:s text:c="8"/></text:span><text:span text:style-name="T1">if</text:span><text:span text:style-name="T7">( !poles.at( src ).empty() ){</text:span></text:p>
      <text:p text:style-name="P19"><text:span text:style-name="T1">152 </text:span><text:span text:style-name="T7"><text:s text:c="12"/></text:span><text:span text:style-name="T2">//check if the dest pole is empty if it is then we are good to just move</text:span></text:p>
      <text:p text:style-name="P19"><text:span text:style-name="T1">153 </text:span><text:span text:style-name="T7"><text:s text:c="12"/></text:span><text:span text:style-name="T1">if</text:span><text:span text:style-name="T7">( poles.at( dest ).empty() ){</text:span></text:p>
      <text:p text:style-name="P19"><text:span text:style-name="T1">154 </text:span><text:span text:style-name="T7"><text:s text:c="16"/></text:span><text:span text:style-name="T2">//switch it to the new pole</text:span></text:p>
      <text:p text:style-name="P19"><text:span text:style-name="T1">155 </text:span><text:span text:style-name="T7"><text:s text:c="16"/></text:span><text:span text:style-name="T8">int</text:span><text:span text:style-name="T7"> value = *( poles.at( src ).begin() );</text:span></text:p>
      <text:p text:style-name="P19"><text:span text:style-name="T1">156 </text:span><text:span text:style-name="T7"><text:s text:c="16"/>poles.at( src ).erase( value );</text:span></text:p>
      <text:p text:style-name="P19"><text:span text:style-name="T1">157 </text:span><text:span text:style-name="T7"><text:s text:c="16"/>poles.at( dest ).insert( value );</text:span></text:p>
      <text:p text:style-name="P19"><text:span text:style-name="T1">158 </text:span><text:span text:style-name="T7"><text:s text:c="16"/>moves++;</text:span></text:p>
      <text:p text:style-name="P19"><text:span text:style-name="T1">159 </text:span><text:span text:style-name="T7"><text:s text:c="16"/></text:span><text:span text:style-name="T1">return</text:span><text:span text:style-name="T7"> </text:span><text:span text:style-name="T5">true</text:span><text:span text:style-name="T7">;</text:span></text:p>
      <text:p text:style-name="P19"><text:span text:style-name="T1">160 </text:span><text:span text:style-name="T7"><text:s text:c="12"/>} </text:span><text:span text:style-name="T1">else</text:span><text:span text:style-name="T7"> {</text:span></text:p>
      <text:p text:style-name="P19"><text:span text:style-name="T1">161 </text:span><text:span text:style-name="T7"><text:s text:c="16"/></text:span><text:span text:style-name="T2">//if the top element at src is larger than the top element at the dest is larger fail it</text:span></text:p>
      <text:p text:style-name="P19"><text:span text:style-name="T1">162 </text:span><text:span text:style-name="T7"><text:s text:c="16"/></text:span><text:span text:style-name="T1">if</text:span><text:span text:style-name="T7">( *( poles.at( src ).begin() ) &gt; *( poles.at( dest ).begin() ) ){</text:span></text:p>
      <text:p text:style-name="P19"><text:span text:style-name="T1">163 </text:span><text:span text:style-name="T7"><text:s text:c="20"/></text:span><text:span text:style-name="T1">return</text:span><text:span text:style-name="T7"> </text:span><text:span text:style-name="T5">false</text:span><text:span text:style-name="T7">;</text:span></text:p>
      <text:p text:style-name="P19"><text:span text:style-name="T1">164 </text:span><text:span text:style-name="T7"><text:s text:c="16"/>} </text:span><text:span text:style-name="T1">else</text:span><text:span text:style-name="T7"> {</text:span></text:p>
      <text:p text:style-name="P19"><text:span text:style-name="T1">165 </text:span><text:span text:style-name="T7"><text:s text:c="20"/></text:span><text:span text:style-name="T8">int</text:span><text:span text:style-name="T7"> value = *( poles.at( src ).begin() );</text:span></text:p>
      <text:p text:style-name="P19"><text:span text:style-name="T1">166 </text:span><text:span text:style-name="T7"><text:s text:c="20"/>poles.at( src ).erase( value );</text:span></text:p>
      <text:p text:style-name="P19"><text:span text:style-name="T1">167 </text:span><text:span text:style-name="T7"><text:s text:c="20"/>poles.at( dest ).insert( value );</text:span></text:p>
      <text:p text:style-name="P19"><text:span text:style-name="T1">168 </text:span><text:span text:style-name="T7"><text:s text:c="20"/>moves++;</text:span></text:p>
      <text:p text:style-name="P19"><text:span text:style-name="T1">169 </text:span><text:span text:style-name="T7"><text:s text:c="20"/></text:span><text:span text:style-name="T1">return</text:span><text:span text:style-name="T7"> </text:span><text:span text:style-name="T5">true</text:span><text:span text:style-name="T7">;</text:span></text:p>
      <text:p text:style-name="P19"><text:span text:style-name="T1">170 </text:span><text:span text:style-name="T7"><text:s text:c="16"/>}</text:span></text:p>
      <text:p text:style-name="P19"><text:span text:style-name="T1">171 </text:span><text:span text:style-name="T7"><text:s text:c="12"/>}</text:span></text:p>
      <text:p text:style-name="P19"><text:span text:style-name="T1">172 </text:span><text:span text:style-name="T7"><text:s text:c="8"/>} </text:span><text:span text:style-name="T1">else</text:span><text:span text:style-name="T7">{</text:span></text:p>
      <text:p text:style-name="P19"><text:soft-page-break/><text:span text:style-name="T1">173 </text:span><text:span text:style-name="T7"><text:s text:c="12"/></text:span><text:span text:style-name="T1">return</text:span><text:span text:style-name="T7"> </text:span><text:span text:style-name="T5">false</text:span><text:span text:style-name="T7">;</text:span></text:p>
      <text:p text:style-name="P19"><text:span text:style-name="T1">174 </text:span><text:span text:style-name="T7"><text:s text:c="8"/>}</text:span></text:p>
      <text:p text:style-name="P19"><text:span text:style-name="T1">175 </text:span><text:span text:style-name="T7"><text:s text:c="8"/></text:span><text:span text:style-name="T1">return</text:span><text:span text:style-name="T7"> </text:span><text:span text:style-name="T5">false</text:span><text:span text:style-name="T7">;</text:span></text:p>
      <text:p text:style-name="P19"><text:span text:style-name="T1">176 </text:span><text:span text:style-name="T7"><text:s text:c="4"/>}</text:span></text:p>
      <text:p text:style-name="P20">177</text:p>
      <text:p text:style-name="P19"><text:span text:style-name="T1">178 </text:span><text:span text:style-name="T7"><text:s text:c="4"/></text:span><text:span text:style-name="T8">void</text:span><text:span text:style-name="T7"> setGuided( </text:span><text:span text:style-name="T8">bool</text:span><text:span text:style-name="T7"> flag ){</text:span></text:p>
      <text:p text:style-name="P19"><text:span text:style-name="T1">179 </text:span><text:span text:style-name="T7"><text:s text:c="8"/></text:span><text:span text:style-name="T1">this</text:span><text:span text:style-name="T7">-&gt;guided = flag;</text:span></text:p>
      <text:p text:style-name="P19"><text:span text:style-name="T1">180 </text:span><text:span text:style-name="T7"><text:s text:c="8"/></text:span><text:span text:style-name="T1">if</text:span><text:span text:style-name="T7">( flag &amp;&amp; !isSolved ){</text:span></text:p>
      <text:p text:style-name="P19"><text:span text:style-name="T1">181 </text:span><text:span text:style-name="T7"><text:s text:c="12"/>towers( disks, </text:span><text:span text:style-name="T5">'a'</text:span><text:span text:style-name="T7">, </text:span><text:span text:style-name="T5">'b'</text:span><text:span text:style-name="T7">, </text:span><text:span text:style-name="T5">'c'</text:span><text:span text:style-name="T7"> );</text:span></text:p>
      <text:p text:style-name="P19"><text:span text:style-name="T1">182 </text:span><text:span text:style-name="T7"><text:s text:c="12"/>isSolved = </text:span><text:span text:style-name="T5">true</text:span><text:span text:style-name="T7">;</text:span></text:p>
      <text:p text:style-name="P19"><text:span text:style-name="T1">183 </text:span><text:span text:style-name="T7"><text:s text:c="8"/>}</text:span></text:p>
      <text:p text:style-name="P19"><text:span text:style-name="T1">184 </text:span><text:span text:style-name="T7"><text:s text:c="4"/>}</text:span></text:p>
      <text:p text:style-name="P20">185</text:p>
      <text:p text:style-name="P19"><text:span text:style-name="T1">186 </text:span><text:span text:style-name="T7"><text:s text:c="4"/></text:span><text:span text:style-name="T8">bool</text:span><text:span text:style-name="T7"> won(){</text:span></text:p>
      <text:p text:style-name="P19"><text:span text:style-name="T1">187 </text:span><text:span text:style-name="T7"><text:s text:c="8"/></text:span><text:span text:style-name="T1">if</text:span><text:span text:style-name="T7">( poles.at( </text:span><text:span text:style-name="T5">1</text:span><text:span text:style-name="T7"> ).empty() &amp;&amp; poles.at( </text:span><text:span text:style-name="T5">2</text:span><text:span text:style-name="T7"> ).empty() ){</text:span></text:p>
      <text:p text:style-name="P19"><text:span text:style-name="T1">188 </text:span><text:span text:style-name="T7"><text:s text:c="12"/></text:span><text:span text:style-name="T1">return</text:span><text:span text:style-name="T7"> </text:span><text:span text:style-name="T5">true</text:span><text:span text:style-name="T7">;</text:span></text:p>
      <text:p text:style-name="P19"><text:span text:style-name="T1">189 </text:span><text:span text:style-name="T7"><text:s text:c="8"/>} </text:span><text:span text:style-name="T1">else</text:span><text:span text:style-name="T7"> {</text:span></text:p>
      <text:p text:style-name="P19"><text:span text:style-name="T1">190 </text:span><text:span text:style-name="T7"><text:s text:c="12"/></text:span><text:span text:style-name="T1">return</text:span><text:span text:style-name="T7"> </text:span><text:span text:style-name="T5">false</text:span><text:span text:style-name="T7">;</text:span></text:p>
      <text:p text:style-name="P19"><text:span text:style-name="T1">191 </text:span><text:span text:style-name="T7"><text:s text:c="8"/>}</text:span></text:p>
      <text:p text:style-name="P19"><text:span text:style-name="T1">192 </text:span><text:span text:style-name="T7"><text:s text:c="4"/>}</text:span></text:p>
      <text:p text:style-name="P20">193</text:p>
      <text:p text:style-name="P19"><text:span text:style-name="T1">194 </text:span><text:span text:style-name="T7"><text:s text:c="4"/></text:span><text:span text:style-name="T8">int</text:span><text:span text:style-name="T7"> getMoves(){</text:span></text:p>
      <text:p text:style-name="P19"><text:span text:style-name="T1">195 </text:span><text:span text:style-name="T7"><text:s text:c="8"/></text:span><text:span text:style-name="T1">return</text:span><text:span text:style-name="T7"> moves;</text:span></text:p>
      <text:p text:style-name="P19"><text:span text:style-name="T1">196 </text:span><text:span text:style-name="T7"><text:s text:c="4"/>}</text:span></text:p>
      <text:p text:style-name="P20">197</text:p>
      <text:p text:style-name="P19"><text:span text:style-name="T1">198 </text:span><text:span text:style-name="T7"><text:s text:c="4"/></text:span><text:span text:style-name="T8">bool</text:span><text:span text:style-name="T7"> isGuided(){</text:span></text:p>
      <text:p text:style-name="P19"><text:span text:style-name="T1">199 </text:span><text:span text:style-name="T7"><text:s text:c="8"/></text:span><text:span text:style-name="T1">return</text:span><text:span text:style-name="T7"> guided;</text:span></text:p>
      <text:p text:style-name="P10"><text:span text:style-name="T1">200 </text:span><text:span text:style-name="T7"><text:s text:c="4"/>}</text:span></text:p>
      <text:p text:style-name="P20">201</text:p>
      <text:p text:style-name="P19"><text:span text:style-name="T1">202 </text:span><text:span text:style-name="T7"><text:s text:c="4"/>pair&lt;</text:span><text:span text:style-name="T8">char</text:span><text:span text:style-name="T7">, </text:span><text:span text:style-name="T8">char</text:span><text:span text:style-name="T7">&gt; pop(){</text:span></text:p>
      <text:p text:style-name="P19"><text:span text:style-name="T1">203 </text:span><text:span text:style-name="T7"><text:s text:c="8"/>pair&lt;</text:span><text:span text:style-name="T8">char</text:span><text:span text:style-name="T7">, </text:span><text:span text:style-name="T8">char</text:span><text:span text:style-name="T7">&gt; temp = steps.front();</text:span></text:p>
      <text:p text:style-name="P19"><text:span text:style-name="T1">204 </text:span><text:span text:style-name="T7"><text:s text:c="8"/>steps.pop();</text:span></text:p>
      <text:p text:style-name="P19"><text:span text:style-name="T1">205 </text:span><text:span text:style-name="T7"><text:s text:c="8"/></text:span><text:span text:style-name="T1">return</text:span><text:span text:style-name="T7"> temp;</text:span></text:p>
      <text:p text:style-name="P19"><text:span text:style-name="T1">206 </text:span><text:span text:style-name="T7"><text:s text:c="4"/>}</text:span></text:p>
      <text:p text:style-name="P20">207</text:p>
      <text:p text:style-name="P19"><text:span text:style-name="T1">208 </text:span><text:span text:style-name="T7"><text:s text:c="4"/></text:span><text:span text:style-name="T8">void</text:span><text:span text:style-name="T7"> save(){</text:span></text:p>
      <text:p text:style-name="P19"><text:span text:style-name="T1">209 </text:span><text:span text:style-name="T7"><text:s text:c="8"/>scores.push_back( moves );</text:span></text:p>
      <text:p text:style-name="P19"><text:span text:style-name="T1">210 </text:span><text:span text:style-name="T7"><text:s text:c="8"/>scores.sort();</text:span></text:p>
      <text:p text:style-name="P19"><text:span text:style-name="T1">211 </text:span><text:span text:style-name="T7"><text:s text:c="4"/>}</text:span></text:p>
      <text:p text:style-name="P20">212</text:p>
      <text:p text:style-name="P19"><text:span text:style-name="T1">213 </text:span><text:span text:style-name="T7"><text:s text:c="4"/></text:span><text:span text:style-name="T8">void</text:span><text:span text:style-name="T7"> displayScores(){</text:span></text:p>
      <text:p text:style-name="P19"><text:span text:style-name="T1">214 </text:span><text:span text:style-name="T7"><text:s text:c="8"/></text:span><text:span text:style-name="T8">int</text:span><text:span text:style-name="T7"> j = </text:span><text:span text:style-name="T5">1</text:span><text:span text:style-name="T7">;</text:span></text:p>
      <text:p text:style-name="P19"><text:span text:style-name="T1">215 </text:span><text:span text:style-name="T7"><text:s text:c="8"/>cout &lt;&lt; </text:span><text:span text:style-name="T5">"Scores</text:span><text:span text:style-name="T9">\n</text:span><text:span text:style-name="T5">"</text:span><text:span text:style-name="T7">;</text:span></text:p>
      <text:p text:style-name="P19"><text:span text:style-name="T1">216 </text:span><text:span text:style-name="T7"><text:s text:c="8"/></text:span><text:span text:style-name="T1">for</text:span><text:span text:style-name="T7">( list&lt;</text:span><text:span text:style-name="T8">int</text:span><text:span text:style-name="T7">&gt;::iterator i = scores.begin(); i != scores.end(); ++i ){</text:span></text:p>
      <text:p text:style-name="P19"><text:span text:style-name="T1">217 </text:span><text:span text:style-name="T7"><text:s text:c="12"/>cout &lt;&lt; j++ &lt;&lt; </text:span><text:span text:style-name="T5">": Moves "</text:span><text:span text:style-name="T7"> &lt;&lt; *i &lt;&lt; endl;</text:span></text:p>
      <text:p text:style-name="P19"><text:span text:style-name="T1">218 </text:span><text:span text:style-name="T7"><text:s text:c="8"/>}</text:span></text:p>
      <text:p text:style-name="P19"><text:span text:style-name="T1">219 </text:span><text:span text:style-name="T7"><text:s text:c="4"/>}</text:span></text:p>
      <text:p text:style-name="P20">220</text:p>
      <text:p text:style-name="P19"><text:span text:style-name="T1">221 </text:span><text:span text:style-name="T7"><text:s text:c="4"/></text:span><text:span text:style-name="T8">void</text:span><text:span text:style-name="T7"> reset(){</text:span></text:p>
      <text:p text:style-name="P19"><text:span text:style-name="T1">222 </text:span><text:span text:style-name="T7"><text:s text:c="8"/></text:span><text:span text:style-name="T1">this</text:span><text:span text:style-name="T7">-&gt;disks = disks;</text:span></text:p>
      <text:p text:style-name="P19"><text:span text:style-name="T1">223 </text:span><text:span text:style-name="T7"><text:s text:c="8"/></text:span><text:span text:style-name="T1">this</text:span><text:span text:style-name="T7">-&gt;guided = </text:span><text:span text:style-name="T5">false</text:span><text:span text:style-name="T7">;</text:span></text:p>
      <text:p text:style-name="P19"><text:span text:style-name="T1">224 </text:span><text:span text:style-name="T7"><text:s text:c="8"/></text:span><text:span text:style-name="T1">this</text:span><text:span text:style-name="T7">-&gt;isSolved = </text:span><text:span text:style-name="T5">false</text:span><text:span text:style-name="T7">;</text:span></text:p>
      <text:p text:style-name="P19"><text:span text:style-name="T1">225 </text:span><text:span text:style-name="T7"><text:s text:c="8"/></text:span><text:span text:style-name="T1">this</text:span><text:span text:style-name="T7">-&gt;moves = </text:span><text:span text:style-name="T5">0</text:span><text:span text:style-name="T7">;</text:span></text:p>
      <text:p text:style-name="P19"><text:span text:style-name="T1">226 </text:span><text:span text:style-name="T7"><text:s text:c="8"/>poles.clear();</text:span></text:p>
      <text:p text:style-name="P19"><text:span text:style-name="T1">227 </text:span><text:span text:style-name="T7"><text:s text:c="8"/></text:span><text:span text:style-name="T2">//init the disks</text:span></text:p>
      <text:p text:style-name="P19"><text:span text:style-name="T1">228 </text:span><text:span text:style-name="T7"><text:s text:c="8"/>diskSet first;</text:span></text:p>
      <text:p text:style-name="P19"><text:span text:style-name="T1">229 </text:span><text:span text:style-name="T7"><text:s text:c="8"/></text:span><text:span text:style-name="T1">for</text:span><text:span text:style-name="T7"> ( </text:span><text:span text:style-name="T8">int</text:span><text:span text:style-name="T7"> i = </text:span><text:span text:style-name="T5">1</text:span><text:span text:style-name="T7">; i &lt;= disks; i++ ) {</text:span></text:p>
      <text:p text:style-name="P19"><text:span text:style-name="T1">230 </text:span><text:span text:style-name="T7"><text:s text:c="12"/>first.insert( i );</text:span></text:p>
      <text:p text:style-name="P19"><text:span text:style-name="T1">231 </text:span><text:span text:style-name="T7"><text:s text:c="8"/>}</text:span></text:p>
      <text:p text:style-name="P19"><text:span text:style-name="T1">232 </text:span><text:span text:style-name="T7"><text:s text:c="8"/>poles.insert( pair&lt; </text:span><text:span text:style-name="T8">int</text:span><text:span text:style-name="T7">, diskSet &gt;( </text:span><text:span text:style-name="T5">1</text:span><text:span text:style-name="T7">, first ) );</text:span></text:p>
      <text:p text:style-name="P19"><text:span text:style-name="T1">233 </text:span><text:span text:style-name="T7"><text:s text:c="8"/></text:span><text:span text:style-name="T1">for</text:span><text:span text:style-name="T7"> ( </text:span><text:span text:style-name="T8">int</text:span><text:span text:style-name="T7"> i = </text:span><text:span text:style-name="T5">2</text:span><text:span text:style-name="T7">; i &lt;= numPoles; i++ ) {</text:span></text:p>
      <text:p text:style-name="P19"><text:span text:style-name="T1">234 </text:span><text:span text:style-name="T7"><text:s text:c="12"/>diskSet tempSet;</text:span></text:p>
      <text:p text:style-name="P19"><text:span text:style-name="T1">235 </text:span><text:span text:style-name="T7"><text:s text:c="12"/>poles.insert( pair&lt; </text:span><text:span text:style-name="T8">int</text:span><text:span text:style-name="T7">, diskSet &gt;( i, tempSet ) );</text:span></text:p>
      <text:p text:style-name="P19"><text:span text:style-name="T1">236 </text:span><text:span text:style-name="T7"><text:s text:c="8"/>}</text:span></text:p>
      <text:p text:style-name="P19"><text:span text:style-name="T1">237 </text:span><text:span text:style-name="T7"><text:s text:c="4"/>}</text:span></text:p>
      <text:p text:style-name="P20">238</text:p>
      <text:p text:style-name="P19"><text:span text:style-name="T1">239 </text:span><text:span text:style-name="T7">};</text:span></text:p>
      <text:p text:style-name="P20">240</text:p>
      <text:p text:style-name="P19"><text:span text:style-name="T1">241 </text:span><text:span text:style-name="T8">void</text:span><text:span text:style-name="T7"> Game::towers(</text:span><text:span text:style-name="T8">int</text:span><text:span text:style-name="T7"> nDisk, </text:span><text:span text:style-name="T8">char</text:span><text:span text:style-name="T7"> src, </text:span><text:span text:style-name="T8">char</text:span><text:span text:style-name="T7"> spare, </text:span><text:span text:style-name="T8">char</text:span><text:span text:style-name="T7"> dest) {</text:span></text:p>
      <text:p text:style-name="P19"><text:span text:style-name="T1">242 </text:span><text:span text:style-name="T7"><text:s text:c="4"/></text:span><text:span text:style-name="T1">if</text:span><text:span text:style-name="T7"> ( nDisk &gt; </text:span><text:span text:style-name="T5">1</text:span><text:span text:style-name="T7"> ){</text:span></text:p>
      <text:p text:style-name="P19"><text:span text:style-name="T1">243 </text:span><text:span text:style-name="T7"><text:s text:c="8"/>towers( nDisk - </text:span><text:span text:style-name="T5">1</text:span><text:span text:style-name="T7">, src, dest, spare );</text:span></text:p>
      <text:p text:style-name="P19"><text:span text:style-name="T1">244 </text:span><text:span text:style-name="T7"><text:s text:c="4"/>}</text:span></text:p>
      <text:p text:style-name="P19"><text:span text:style-name="T1">245 </text:span><text:span text:style-name="T7"><text:s text:c="4"/>steps.push( pair&lt;</text:span><text:span text:style-name="T8">char</text:span><text:span text:style-name="T7">, </text:span><text:span text:style-name="T8">char</text:span><text:span text:style-name="T7">&gt;( src, dest ) );</text:span></text:p>
      <text:p text:style-name="P20">246 <text:span text:style-name="T6"><text:s text:c="4"/></text:span>if<text:span text:style-name="T6"> ( nDisk &gt; </text:span><text:span text:style-name="T4">1</text:span><text:span text:style-name="T6"> ) {</text:span></text:p>
      <text:p text:style-name="P19"><text:span text:style-name="T1">247 </text:span><text:span text:style-name="T7"><text:s text:c="8"/>towers( nDisk - </text:span><text:span text:style-name="T5">1</text:span><text:span text:style-name="T7">, spare, src, dest );</text:span></text:p>
      <text:p text:style-name="P19"><text:soft-page-break/><text:span text:style-name="T1">248 </text:span><text:span text:style-name="T7"><text:s text:c="4"/>}</text:span></text:p>
      <text:p text:style-name="P19"><text:span text:style-name="T1">249 </text:span><text:span text:style-name="T7">}</text:span></text:p>
      <text:p text:style-name="P19"><text:span text:style-name="T1">250 </text:span><text:span text:style-name="T3">#endif</text:span><text:span text:style-name="T7"> </text:span><text:span text:style-name="T2">/* GAME_H */</text:span></text:p>
      <text:p text:style-name="P20">251</text:p>
      <text:p text:style-name="P20"><text:span text:style-name="T2"/></text:p>
      <text:p text:style-name="P10"><text:tab/></text:p>
      <text:p text:style-name="P2">V. Notes</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Lucida Sans1" svg:font-family="'Lucida Sans'"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Risher</meta:initial-creator>
    <meta:creation-date>2016-05-11T14:06:04.07</meta:creation-date>
    <dc:date>2016-05-11T15:07:52.97</dc:date>
    <dc:creator>Michael Risher</dc:creator>
    <meta:editing-duration>PT30M38S</meta:editing-duration>
    <meta:editing-cycles>3</meta:editing-cycles>
    <meta:generator>OpenOffice/4.1.2$Win32 OpenOffice.org_project/412m3$Build-9782</meta:generator>
    <meta:document-statistic meta:table-count="1" meta:image-count="4" meta:object-count="0" meta:page-count="9" meta:paragraph-count="408" meta:word-count="2013" meta:character-count="12443"/>
  </office:meta>
</office:document-meta>
</file>